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0" style:family="table-row">
      <style:table-row-properties style:row-height="2.223cm"/>
    </style:style>
    <style:style style:name="Tabela2.11" style:family="table-row">
      <style:table-row-properties style:row-height="0.409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7" style:family="table-row">
      <style:table-row-properties style:row-height="2.231cm"/>
    </style:style>
    <style:style style:name="Tabela2.18" style:family="table-row">
      <style:table-row-properties style:row-height="0.397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4" style:family="table-row">
      <style:table-row-properties style:row-height="2.17cm"/>
    </style:style>
    <style:style style:name="Tabela2.25" style:family="table-row">
      <style:table-row-properties style:row-height="0.39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2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0.293cm"/>
    </style:style>
    <style:style style:name="Tabela4.C" style:family="table-column">
      <style:table-column-properties style:column-width="0.586cm"/>
    </style:style>
    <style:style style:name="Tabela4.J" style:family="table-column">
      <style:table-column-properties style:column-width="0.55cm"/>
    </style:style>
    <style:style style:name="Tabela4.K" style:family="table-column">
      <style:table-column-properties style:column-width="0.328cm"/>
    </style:style>
    <style:style style:name="Tabela4.P" style:family="table-column">
      <style:table-column-properties style:column-width="0.132cm"/>
    </style:style>
    <style:style style:name="Tabela4.Q" style:family="table-column">
      <style:table-column-properties style:column-width="0.161cm"/>
    </style:style>
    <style:style style:name="Tabela4.W" style:family="table-column">
      <style:table-column-properties style:column-width="0.185cm"/>
    </style:style>
    <style:style style:name="Tabela4.X" style:family="table-column">
      <style:table-column-properties style:column-width="0.108cm"/>
    </style:style>
    <style:style style:name="Tabela4.e" style:family="table-column">
      <style:table-column-properties style:column-width="0.145cm"/>
    </style:style>
    <style:style style:name="Tabela4.f" style:family="table-column">
      <style:table-column-properties style:column-width="0.148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G23" style:family="table-cell">
      <style:table-cell-properties fo:padding="0.097cm" fo:border-left="0.05pt solid #000000" fo:border-right="none" fo:border-top="none" fo:border-bottom="0.05pt solid #000000"/>
    </style:style>
    <style:style style:name="Tabela4.S23" style:family="table-cell">
      <style:table-cell-properties fo:padding="0.097cm" fo:border-left="0.05pt solid #000000" fo:border-right="none" fo:border-top="none" fo:border-bottom="0.05pt solid #000000"/>
    </style:style>
    <style:style style:name="Tabela4.b23" style:family="table-cell">
      <style:table-cell-properties fo:padding="0.097cm" fo:border-left="0.05pt solid #000000" fo:border-right="none" fo:border-top="none" fo:border-bottom="0.05pt solid #000000"/>
    </style:style>
    <style:style style:name="Tabela4.k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S25" style:family="table-cell">
      <style:table-cell-properties style:vertical-align="middle" fo:padding="0.097cm" fo:border="none"/>
    </style:style>
    <style:style style:name="Tabela4.b25" style:family="table-cell">
      <style:table-cell-properties style:vertical-align="middle" fo:padding="0.097cm" fo:border="none"/>
    </style:style>
    <style:style style:name="Tabela4.k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S26" style:family="table-cell">
      <style:table-cell-properties style:vertical-align="middle" fo:padding="0cm" fo:border="none"/>
    </style:style>
    <style:style style:name="Tabela4.b26" style:family="table-cell">
      <style:table-cell-properties style:vertical-align="middle" fo:padding="0cm" fo:border="none"/>
    </style:style>
    <style:style style:name="Tabela4.k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27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27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27" style:family="table-cell">
      <style:table-cell-properties style:vertical-align="middle" fo:padding="0.101cm" fo:border="0.05pt solid #000000"/>
    </style:style>
    <style:style style:name="Tabela4.r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28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28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28" style:family="table-cell">
      <style:table-cell-properties style:vertical-align="middle" fo:padding="0.101cm" fo:border="0.05pt solid #000000"/>
    </style:style>
    <style:style style:name="Tabela4.r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29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29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29" style:family="table-cell">
      <style:table-cell-properties style:vertical-align="middle" fo:padding="0.101cm" fo:border="0.05pt solid #000000"/>
    </style:style>
    <style:style style:name="Tabela4.r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J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T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c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l30" style:family="table-cell">
      <style:table-cell-properties style:vertical-align="middle" fo:padding="0.101cm" fo:border="0.05pt solid #000000"/>
    </style:style>
    <style:style style:name="Tabela4.r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r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S33" style:family="table-cell">
      <style:table-cell-properties style:vertical-align="middle" fo:padding="0cm" fo:border="none"/>
    </style:style>
    <style:style style:name="Tabela4.b33" style:family="table-cell">
      <style:table-cell-properties style:vertical-align="middle" fo:padding="0cm" fo:border="none"/>
    </style:style>
    <style:style style:name="Tabela4.k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34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34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34" style:family="table-cell">
      <style:table-cell-properties style:vertical-align="middle" fo:padding="0.101cm" fo:border="0.05pt solid #000000"/>
    </style:style>
    <style:style style:name="Tabela4.r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35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35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35" style:family="table-cell">
      <style:table-cell-properties style:vertical-align="middle" fo:padding="0.101cm" fo:border="0.05pt solid #000000"/>
    </style:style>
    <style:style style:name="Tabela4.r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36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36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36" style:family="table-cell">
      <style:table-cell-properties style:vertical-align="middle" fo:padding="0.101cm" fo:border="0.05pt solid #000000"/>
    </style:style>
    <style:style style:name="Tabela4.r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J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T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c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l37" style:family="table-cell">
      <style:table-cell-properties style:vertical-align="middle" fo:padding="0.101cm" fo:border="0.05pt solid #000000"/>
    </style:style>
    <style:style style:name="Tabela4.r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S40" style:family="table-cell">
      <style:table-cell-properties style:vertical-align="middle" fo:padding="0cm" fo:border="none"/>
    </style:style>
    <style:style style:name="Tabela4.b40" style:family="table-cell">
      <style:table-cell-properties style:vertical-align="middle" fo:padding="0cm" fo:border="none"/>
    </style:style>
    <style:style style:name="Tabela4.k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41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41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41" style:family="table-cell">
      <style:table-cell-properties style:vertical-align="middle" fo:padding="0.101cm" fo:border="0.05pt solid #000000"/>
    </style:style>
    <style:style style:name="Tabela4.r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42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42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42" style:family="table-cell">
      <style:table-cell-properties style:vertical-align="middle" fo:padding="0.101cm" fo:border="0.05pt solid #000000"/>
    </style:style>
    <style:style style:name="Tabela4.r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none" fo:border-top="0.05pt solid #000000" fo:border-bottom="none"/>
    </style:style>
    <style:style style:name="Tabela4.J43" style:family="table-cell">
      <style:table-cell-properties style:vertical-align="middle" fo:padding="0.049cm" fo:border-left="none" fo:border-right="none" fo:border-top="0.05pt solid #000000" fo:border-bottom="none"/>
    </style:style>
    <style:style style:name="Tabela4.T43" style:family="table-cell">
      <style:table-cell-properties style:vertical-align="middle" fo:padding="0.049cm" fo:border-left="none" fo:border-right="none" fo:border-top="0.05pt solid #000000" fo:border-bottom="none"/>
    </style:style>
    <style:style style:name="Tabela4.c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l43" style:family="table-cell">
      <style:table-cell-properties style:vertical-align="middle" fo:padding="0.101cm" fo:border="0.05pt solid #000000"/>
    </style:style>
    <style:style style:name="Tabela4.r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J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T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c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l44" style:family="table-cell">
      <style:table-cell-properties style:vertical-align="middle" fo:padding="0.101cm" fo:border="0.05pt solid #000000"/>
    </style:style>
    <style:style style:name="Tabela4.r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G47" style:family="table-cell">
      <style:table-cell-properties fo:padding="0.097cm" fo:border-left="0.05pt solid #000000" fo:border-right="none" fo:border-top="none" fo:border-bottom="0.05pt solid #000000"/>
    </style:style>
    <style:style style:name="Tabela4.S47" style:family="table-cell">
      <style:table-cell-properties fo:padding="0.097cm" fo:border-left="0.05pt solid #000000" fo:border-right="none" fo:border-top="none" fo:border-bottom="0.05pt solid #000000"/>
    </style:style>
    <style:style style:name="Tabela4.b47" style:family="table-cell">
      <style:table-cell-properties fo:padding="0.097cm" fo:border-left="0.05pt solid #000000" fo:border-right="none" fo:border-top="none" fo:border-bottom="0.05pt solid #000000"/>
    </style:style>
    <style:style style:name="Tabela4.k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b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k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P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Z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i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H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P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Z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i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C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M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V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e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o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w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y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H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D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b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k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6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b56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k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D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b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k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6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b6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k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u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u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D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M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V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e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t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B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E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M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V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e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B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E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2" style:family="table-row">
      <style:table-row-properties style:row-height="0.75cm"/>
    </style:style>
    <style:style style:name="Tabela4.A82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S82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b82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k82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3" style:family="table-row">
      <style:table-row-properties style:row-height="0.683cm" fo:background-color="transparent" fo:keep-together="auto">
        <style:background-image/>
      </style:table-row-properties>
    </style:style>
    <style:style style:name="Tabela4.85" style:family="table-row">
      <style:table-row-properties style:row-height="0.732cm"/>
    </style:style>
    <style:style style:name="Tabela4.A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K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U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d85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m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s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A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D8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K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U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d86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m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A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D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7" style:family="table-row">
      <style:table-row-properties style:row-height="0.25cm"/>
    </style:style>
    <style:style style:name="Tabela4.A97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I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K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D9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G9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J9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I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K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o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q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v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D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AG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AJ98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AK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97cm" fo:border="none"/>
    </style:style>
    <style:style style:name="Tabela4.S99" style:family="table-cell">
      <style:table-cell-properties style:vertical-align="middle" fo:padding="0.097cm" fo:border="none"/>
    </style:style>
    <style:style style:name="Tabela4.b99" style:family="table-cell">
      <style:table-cell-properties style:vertical-align="middle" fo:padding="0.097cm" fo:border="none"/>
    </style:style>
    <style:style style:name="Tabela4.k99" style:family="table-cell">
      <style:table-cell-properties style:vertical-align="middle" fo:padding="0.097cm" fo:border="none"/>
    </style:style>
    <style:style style:name="Tabela4.A100" style:family="table-cell">
      <style:table-cell-properties style:vertical-align="middle" fo:padding="0.097cm" fo:border="none"/>
    </style:style>
    <style:style style:name="Tabela4.S100" style:family="table-cell">
      <style:table-cell-properties style:vertical-align="middle" fo:padding="0.097cm" fo:border="none"/>
    </style:style>
    <style:style style:name="Tabela4.b100" style:family="table-cell">
      <style:table-cell-properties style:vertical-align="middle" fo:padding="0.097cm" fo:border="none"/>
    </style:style>
    <style:style style:name="Tabela4.k100" style:family="table-cell">
      <style:table-cell-properties style:vertical-align="middle" fo:padding="0.097cm" fo:border="none"/>
    </style:style>
    <style:style style:name="Tabela4.101" style:family="table-row">
      <style:table-row-properties style:min-row-height="0.422cm"/>
    </style:style>
    <style:style style:name="Tabela4.A101" style:family="table-cell">
      <style:table-cell-properties style:vertical-align="" fo:padding="0.049cm" fo:border="none"/>
    </style:style>
    <style:style style:name="Tabela4.B101" style:family="table-cell">
      <style:table-cell-properties style:vertical-align="" fo:padding="0.049cm" fo:border-left="0.05pt solid #000000" fo:border-right="none" fo:border-top="none" fo:border-bottom="none"/>
    </style:style>
    <style:style style:name="Tabela4.I101" style:family="table-cell">
      <style:table-cell-properties style:vertical-align="" fo:padding="0.049cm" fo:border-left="0.05pt solid #000000" fo:border-right="none" fo:border-top="none" fo:border-bottom="none"/>
    </style:style>
    <style:style style:name="Tabela4.K101" style:family="table-cell">
      <style:table-cell-properties style:vertical-align="" fo:padding="0.049cm" fo:border-left="0.05pt solid #000000" fo:border-right="none" fo:border-top="none" fo:border-bottom="none"/>
    </style:style>
    <style:style style:name="Tabela4.L101" style:family="table-cell">
      <style:table-cell-properties style:vertical-align="" fo:padding="0.049cm" fo:border-left="0.05pt solid #000000" fo:border-right="none" fo:border-top="none" fo:border-bottom="none"/>
    </style:style>
    <style:style style:name="Tabela4.M101" style:family="table-cell">
      <style:table-cell-properties style:vertical-align="" fo:padding="0.049cm" fo:border-left="0.05pt solid #000000" fo:border-right="none" fo:border-top="none" fo:border-bottom="none"/>
    </style:style>
    <style:style style:name="Tabela4.V101" style:family="table-cell">
      <style:table-cell-properties style:vertical-align="" fo:padding="0.049cm" fo:border-left="0.05pt solid #000000" fo:border-right="none" fo:border-top="none" fo:border-bottom="none"/>
    </style:style>
    <style:style style:name="Tabela4.e101" style:family="table-cell">
      <style:table-cell-properties style:vertical-align="" fo:padding="0.049cm" fo:border-left="0.05pt solid #000000" fo:border-right="none" fo:border-top="none" fo:border-bottom="none"/>
    </style:style>
    <style:style style:name="Tabela4.o101" style:family="table-cell">
      <style:table-cell-properties style:vertical-align="" fo:padding="0.049cm" fo:border-left="0.05pt solid #000000" fo:border-right="none" fo:border-top="none" fo:border-bottom="none"/>
    </style:style>
    <style:style style:name="Tabela4.q101" style:family="table-cell">
      <style:table-cell-properties style:vertical-align="" fo:padding="0.049cm" fo:border-left="0.05pt solid #000000" fo:border-right="none" fo:border-top="none" fo:border-bottom="none"/>
    </style:style>
    <style:style style:name="Tabela4.v101" style:family="table-cell">
      <style:table-cell-properties style:vertical-align="" fo:padding="0.049cm" fo:border-left="0.05pt solid #000000" fo:border-right="none" fo:border-top="none" fo:border-bottom="none"/>
    </style:style>
    <style:style style:name="Tabela4.z101" style:family="table-cell">
      <style:table-cell-properties style:vertical-align="" fo:padding="0.049cm" fo:border-left="0.05pt solid #000000" fo:border-right="none" fo:border-top="none" fo:border-bottom="none"/>
    </style:style>
    <style:style style:name="Tabela4.AD101" style:family="table-cell">
      <style:table-cell-properties style:vertical-align="" fo:padding="0.049cm" fo:border-left="0.05pt solid #000000" fo:border-right="none" fo:border-top="none" fo:border-bottom="none"/>
    </style:style>
    <style:style style:name="Tabela4.AG101" style:family="table-cell">
      <style:table-cell-properties style:vertical-align="" fo:padding="0.049cm" fo:border-left="0.05pt solid #000000" fo:border-right="none" fo:border-top="none" fo:border-bottom="none"/>
    </style:style>
    <style:style style:name="Tabela4.AJ101" style:family="table-cell">
      <style:table-cell-properties style:vertical-align="" fo:padding="0.049cm" fo:border-left="0.05pt solid #000000" fo:border-right="none" fo:border-top="none" fo:border-bottom="none"/>
    </style:style>
    <style:style style:name="Tabela4.AK101" style:family="table-cell">
      <style:table-cell-properties style:vertical-align="" fo:padding="0.049cm" fo:border-left="0.05pt solid #000000" fo:border-right="none" fo:border-top="none" fo:border-bottom="none"/>
    </style:style>
    <style:style style:name="Tabela4.A102" style:family="table-cell">
      <style:table-cell-properties style:vertical-align="middle" fo:padding="0.097cm" fo:border="none"/>
    </style:style>
    <style:style style:name="Tabela4.S102" style:family="table-cell">
      <style:table-cell-properties style:vertical-align="middle" fo:padding="0.097cm" fo:border="none"/>
    </style:style>
    <style:style style:name="Tabela4.b102" style:family="table-cell">
      <style:table-cell-properties style:vertical-align="middle" fo:padding="0.097cm" fo:border="none"/>
    </style:style>
    <style:style style:name="Tabela4.k102" style:family="table-cell">
      <style:table-cell-properties style:vertical-align="middle" fo:padding="0.097cm" fo:border="none"/>
    </style:style>
    <style:style style:name="Tabela4.103" style:family="table-row">
      <style:table-row-properties style:min-row-height="0.429cm" fo:background-color="transparent" fo:keep-together="auto">
        <style:background-image/>
      </style:table-row-properties>
    </style:style>
    <style:style style:name="Tabela4.A103" style:family="table-cell">
      <style:table-cell-properties style:vertical-align="" fo:padding="0cm" fo:border="none"/>
    </style:style>
    <style:style style:name="Tabela4.B103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I103" style:family="table-cell">
      <style:table-cell-properties style:vertical-align="" fo:padding="0cm" fo:border-left="0.05pt solid #000000" fo:border-right="none" fo:border-top="none" fo:border-bottom="none"/>
    </style:style>
    <style:style style:name="Tabela4.K103" style:family="table-cell">
      <style:table-cell-properties style:vertical-align="" fo:padding="0cm" fo:border-left="0.05pt solid #000000" fo:border-right="none" fo:border-top="none" fo:border-bottom="none"/>
    </style:style>
    <style:style style:name="Tabela4.L103" style:family="table-cell">
      <style:table-cell-properties style:vertical-align="" fo:padding="0cm" fo:border-left="0.05pt solid #000000" fo:border-right="none" fo:border-top="none" fo:border-bottom="none"/>
    </style:style>
    <style:style style:name="Tabela4.M103" style:family="table-cell">
      <style:table-cell-properties style:vertical-align="" fo:padding="0cm" fo:border-left="0.05pt solid #000000" fo:border-right="none" fo:border-top="none" fo:border-bottom="none"/>
    </style:style>
    <style:style style:name="Tabela4.V103" style:family="table-cell">
      <style:table-cell-properties style:vertical-align="" fo:padding="0cm" fo:border-left="0.05pt solid #000000" fo:border-right="none" fo:border-top="none" fo:border-bottom="none"/>
    </style:style>
    <style:style style:name="Tabela4.e103" style:family="table-cell">
      <style:table-cell-properties style:vertical-align="" fo:padding="0cm" fo:border-left="0.05pt solid #000000" fo:border-right="none" fo:border-top="none" fo:border-bottom="none"/>
    </style:style>
    <style:style style:name="Tabela4.o103" style:family="table-cell">
      <style:table-cell-properties style:vertical-align="" fo:padding="0cm" fo:border-left="0.05pt solid #000000" fo:border-right="none" fo:border-top="none" fo:border-bottom="none"/>
    </style:style>
    <style:style style:name="Tabela4.q103" style:family="table-cell">
      <style:table-cell-properties style:vertical-align="" fo:padding="0cm" fo:border-left="0.05pt solid #000000" fo:border-right="none" fo:border-top="none" fo:border-bottom="none"/>
    </style:style>
    <style:style style:name="Tabela4.v103" style:family="table-cell">
      <style:table-cell-properties style:vertical-align="" fo:padding="0cm" fo:border-left="0.05pt solid #000000" fo:border-right="none" fo:border-top="none" fo:border-bottom="none"/>
    </style:style>
    <style:style style:name="Tabela4.z103" style:family="table-cell">
      <style:table-cell-properties style:vertical-align="" fo:padding="0cm" fo:border-left="0.05pt solid #000000" fo:border-right="none" fo:border-top="none" fo:border-bottom="none"/>
    </style:style>
    <style:style style:name="Tabela4.AD103" style:family="table-cell">
      <style:table-cell-properties style:vertical-align="" fo:padding="0cm" fo:border-left="0.05pt solid #000000" fo:border-right="none" fo:border-top="none" fo:border-bottom="none"/>
    </style:style>
    <style:style style:name="Tabela4.AG103" style:family="table-cell">
      <style:table-cell-properties style:vertical-align="" fo:padding="0cm" fo:border-left="0.05pt solid #000000" fo:border-right="none" fo:border-top="none" fo:border-bottom="none"/>
    </style:style>
    <style:style style:name="Tabela4.AJ103" style:family="table-cell">
      <style:table-cell-properties style:vertical-align="" fo:padding="0cm" fo:border-left="0.05pt solid #000000" fo:border-right="none" fo:border-top="none" fo:border-bottom="none"/>
    </style:style>
    <style:style style:name="Tabela4.AK103" style:family="table-cell">
      <style:table-cell-properties style:vertical-align="" fo:padding="0cm" fo:border-left="0.05pt solid #000000" fo:border-right="none" fo:border-top="none" fo:border-bottom="none"/>
    </style:style>
    <style:style style:name="Tabela4.A104" style:family="table-cell">
      <style:table-cell-properties style:vertical-align="middle" fo:padding="0.097cm" fo:border="none"/>
    </style:style>
    <style:style style:name="Tabela4.S104" style:family="table-cell">
      <style:table-cell-properties style:vertical-align="middle" fo:padding="0.097cm" fo:border="none"/>
    </style:style>
    <style:style style:name="Tabela4.b104" style:family="table-cell">
      <style:table-cell-properties style:vertical-align="middle" fo:padding="0.097cm" fo:border="none"/>
    </style:style>
    <style:style style:name="Tabela4.k104" style:family="table-cell">
      <style:table-cell-properties style:vertical-align="middle" fo:padding="0.097cm" fo:border="none"/>
    </style:style>
    <style:style style:name="Tabela4.A105" style:family="table-cell">
      <style:table-cell-properties style:vertical-align="middle" fo:padding="0.049cm" fo:border-left="none" fo:border-right="none" fo:border-top="none" fo:border-bottom="0.05pt solid #000000"/>
    </style:style>
    <style:style style:name="Tabela4.S105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05" style:family="table-cell">
      <style:table-cell-properties style:vertical-align="middle" fo:padding="0.049cm" fo:border-left="none" fo:border-right="none" fo:border-top="none" fo:border-bottom="0.05pt solid #000000"/>
    </style:style>
    <style:style style:name="Tabela4.k105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6" style:family="table-cell">
      <style:table-cell-properties style:vertical-align="middle" fo:padding="0.049cm" fo:border-left="none" fo:border-right="none" fo:border-top="none" fo:border-bottom="0.05pt solid #000000"/>
    </style:style>
    <style:style style:name="Tabela4.S106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06" style:family="table-cell">
      <style:table-cell-properties style:vertical-align="middle" fo:padding="0.049cm" fo:border-left="none" fo:border-right="none" fo:border-top="none" fo:border-bottom="0.05pt solid #000000"/>
    </style:style>
    <style:style style:name="Tabela4.k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7" style:family="table-row">
      <style:table-row-properties style:min-row-height="0.517cm" fo:background-color="transparent" fo:keep-together="auto">
        <style:background-image/>
      </style:table-row-properties>
    </style:style>
    <style:style style:name="Tabela4.A107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7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8" style:family="table-row">
      <style:table-row-properties fo:background-color="transparent" fo:keep-together="auto">
        <style:background-image/>
      </style:table-row-properties>
    </style:style>
    <style:style style:name="Tabela4.A108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09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I109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1" style:family="table-cell">
      <style:table-cell-properties style:vertical-align="middle" fo:padding="0.049cm" fo:border-left="none" fo:border-right="none" fo:border-top="none" fo:border-bottom="0.05pt solid #000000"/>
    </style:style>
    <style:style style:name="Tabela4.S111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111" style:family="table-cell">
      <style:table-cell-properties style:vertical-align="middle" fo:padding="0.049cm" fo:border-left="none" fo:border-right="none" fo:border-top="none" fo:border-bottom="0.05pt solid #000000"/>
    </style:style>
    <style:style style:name="Tabela4.k111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2" style:family="table-cell">
      <style:table-cell-properties style:vertical-align="middle" fo:padding="0.097cm" fo:border="none"/>
    </style:style>
    <style:style style:name="Tabela4.S112" style:family="table-cell">
      <style:table-cell-properties style:vertical-align="middle" fo:padding="0.097cm" fo:border="none"/>
    </style:style>
    <style:style style:name="Tabela4.b112" style:family="table-cell">
      <style:table-cell-properties style:vertical-align="middle" fo:padding="0.097cm" fo:border="none"/>
    </style:style>
    <style:style style:name="Tabela4.k112" style:family="table-cell">
      <style:table-cell-properties style:vertical-align="middle" fo:padding="0.097cm" fo:border="none"/>
    </style:style>
    <style:style style:name="Tabela1" style:family="table">
      <style:table-properties style:width="19.39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/>
    </style:style>
    <style:style style:name="Tabela1.C" style:family="table-column">
      <style:table-column-properties style:column-width="4.851cm"/>
    </style:style>
    <style:style style:name="Tabela1.D" style:family="table-column">
      <style:table-column-properties style:column-width="4.844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e1e599"/>
    </style:style>
    <style:style style:name="P2" style:family="paragraph" style:parent-style-name="Descritivo_20_bloco">
      <style:text-properties officeooo:paragraph-rsid="00e1e599"/>
    </style:style>
    <style:style style:name="P3" style:family="paragraph" style:parent-style-name="Descritivo_20_campo">
      <style:text-properties officeooo:paragraph-rsid="00e1e599"/>
    </style:style>
    <style:style style:name="P4" style:family="paragraph" style:parent-style-name="Dado_20_produto">
      <style:text-properties officeooo:paragraph-rsid="00e1e599"/>
    </style:style>
    <style:style style:name="P5" style:family="paragraph" style:parent-style-name="Dado_20_campo">
      <style:text-properties officeooo:paragraph-rsid="00e1e599"/>
    </style:style>
    <style:style style:name="P6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7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8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9" style:family="paragraph" style:parent-style-name="Table_20_Contents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1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1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12" style:family="paragraph" style:parent-style-name="Dado_20_produt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3" style:family="paragraph" style:parent-style-name="Dado_20_produto_20_centralizado">
      <style:text-properties fo:font-variant="normal" fo:text-transform="none" style:font-name="DejaVu Sans2" fo:font-size="5pt" fo:text-shadow="none" officeooo:paragraph-rsid="00a4854c" fo:background-color="transparent" style:font-size-asian="10.5pt" style:font-relief="none"/>
    </style:style>
    <style:style style:name="P14" style:family="paragraph" style:parent-style-name="Dado_20_produto_20_centralizado">
      <style:text-properties fo:font-variant="normal" fo:text-transform="none" style:font-name="DejaVu Sans2" fo:font-size="5pt" fo:text-shadow="none" officeooo:rsid="004cea86" officeooo:paragraph-rsid="00a58699" fo:background-color="transparent" style:font-size-asian="10.5pt" style:font-relief="none"/>
    </style:style>
    <style:style style:name="P15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6ce89" fo:background-color="transparent" style:font-size-asian="10.5pt" style:font-relief="none"/>
    </style:style>
    <style:style style:name="P16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8e0b3" fo:background-color="transparent" style:font-size-asian="10.5pt" style:font-relief="none"/>
    </style:style>
    <style:style style:name="P17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cbdd3" fo:background-color="transparent" style:font-size-asian="10.5pt" style:font-relief="none"/>
    </style:style>
    <style:style style:name="P18" style:family="paragraph" style:parent-style-name="Dado_20_produto_20_numérico">
      <style:text-properties fo:font-variant="normal" fo:text-transform="none" style:font-name="DejaVu Sans2" fo:font-size="5pt" fo:text-shadow="none" officeooo:rsid="004e6ff2" officeooo:paragraph-rsid="00ad19e4" fo:background-color="transparent" style:font-size-asian="10.5pt" style:font-relief="none"/>
    </style:style>
    <style:style style:name="P19" style:family="paragraph" style:parent-style-name="Dado_20_produto_20_numérico">
      <style:text-properties fo:font-variant="normal" fo:text-transform="none" style:font-name="DejaVu Sans2" fo:font-size="5pt" fo:text-shadow="none" officeooo:paragraph-rsid="00acbdd3" fo:background-color="transparent" style:font-size-asian="10.5pt" style:font-relief="none"/>
    </style:style>
    <style:style style:name="P20" style:family="paragraph" style:parent-style-name="Dado_20_produto_20_numérico">
      <style:text-properties fo:font-variant="normal" fo:text-transform="none" style:font-name="DejaVu Sans2" fo:font-size="5pt" fo:text-shadow="none" officeooo:paragraph-rsid="00ad19e4" fo:background-color="transparent" style:font-size-asian="10.5pt" style:font-relief="none"/>
    </style:style>
    <style:style style:name="P21" style:family="paragraph" style:parent-style-name="Dado_20_produto_20_numérico">
      <style:text-properties fo:font-variant="normal" fo:text-transform="none" style:font-name="DejaVu Sans2" fo:font-size="5pt" fo:text-shadow="none" officeooo:paragraph-rsid="00ae2e05" fo:background-color="transparent" style:font-size-asian="10.5pt" style:font-relief="none"/>
    </style:style>
    <style:style style:name="P2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2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loext:opacity="100%" style:font-name="DejaVu Sans2" fo:font-size="12pt" fo:language="zxx" fo:country="none" fo:text-shadow="none" style:text-underline-style="none" fo:font-weight="bold" officeooo:paragraph-rsid="00bf3262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2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2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9pt" fo:language="zxx" fo:country="none" fo:text-shadow="none" style:text-underline-style="none" fo:font-weight="normal" officeooo:paragraph-rsid="00bf3262" style:font-size-asian="9pt" style:language-asian="zxx" style:country-asian="none" style:font-weight-asian="normal" style:font-size-complex="9pt" style:language-complex="zxx" style:country-complex="none" style:font-weight-complex="normal" style:font-relief="none"/>
    </style:style>
    <style:style style:name="P26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28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loext:opacity="100%" style:font-name="DejaVu Sans2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29" style:family="paragraph" style:parent-style-name="Table_20_Contents">
      <style:text-properties officeooo:paragraph-rsid="0087e73e"/>
    </style:style>
    <style:style style:name="P30" style:family="paragraph" style:parent-style-name="Descritivo_20_campo">
      <style:text-properties officeooo:paragraph-rsid="0087e73e"/>
    </style:style>
    <style:style style:name="P31" style:family="paragraph" style:parent-style-name="Dado_20_campo">
      <style:text-properties officeooo:paragraph-rsid="0087e73e"/>
    </style:style>
    <style:style style:name="P32" style:family="paragraph" style:parent-style-name="Descritivo_20_número">
      <style:text-properties officeooo:paragraph-rsid="0087e73e"/>
    </style:style>
    <style:style style:name="P33" style:family="paragraph" style:parent-style-name="Table_20_Contents">
      <style:text-properties officeooo:rsid="0030e65d" officeooo:paragraph-rsid="008a19b9"/>
    </style:style>
    <style:style style:name="P34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37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3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39" style:family="paragraph" style:parent-style-name="Table_20_Contents">
      <style:text-properties officeooo:paragraph-rsid="008a19b9"/>
    </style:style>
    <style:style style:name="P40" style:family="paragraph" style:parent-style-name="Descritivo_20_campo">
      <style:text-properties officeooo:paragraph-rsid="008a19b9"/>
    </style:style>
    <style:style style:name="P41" style:family="paragraph" style:parent-style-name="Dado_20_campo">
      <style:text-properties officeooo:paragraph-rsid="008a19b9"/>
    </style:style>
    <style:style style:name="P42" style:family="paragraph" style:parent-style-name="Descritivo_20_número">
      <style:text-properties officeooo:paragraph-rsid="008a19b9"/>
    </style:style>
    <style:style style:name="P43" style:family="paragraph" style:parent-style-name="Descritivo_20_DANFE_20_entrada_2f_saída">
      <style:text-properties officeooo:paragraph-rsid="008a19b9"/>
    </style:style>
    <style:style style:name="P44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5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7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4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0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1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3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54" style:family="paragraph" style:parent-style-name="Dado_20_produto_20_centralizado">
      <style:text-properties officeooo:paragraph-rsid="008a19b9"/>
    </style:style>
    <style:style style:name="P55" style:family="paragraph" style:parent-style-name="Descritivo_20_DANFE_20_geral">
      <style:text-properties officeooo:paragraph-rsid="008a19b9"/>
    </style:style>
    <style:style style:name="P56" style:family="paragraph" style:parent-style-name="Dado_20_chave">
      <style:text-properties officeooo:paragraph-rsid="008a19b9"/>
    </style:style>
    <style:style style:name="P57" style:family="paragraph" style:parent-style-name="Dado_20_variável">
      <style:text-properties officeooo:paragraph-rsid="008a19b9"/>
    </style:style>
    <style:style style:name="P58" style:family="paragraph" style:parent-style-name="Descritivo_20_DANFE">
      <style:text-properties officeooo:paragraph-rsid="008a19b9"/>
    </style:style>
    <style:style style:name="P59" style:family="paragraph" style:parent-style-name="Table_20_Contents">
      <style:text-properties officeooo:paragraph-rsid="00935b8a"/>
    </style:style>
    <style:style style:name="P60" style:family="paragraph" style:parent-style-name="Descritivo_20_campo">
      <style:text-properties officeooo:paragraph-rsid="00935b8a"/>
    </style:style>
    <style:style style:name="P61" style:family="paragraph" style:parent-style-name="Dado_20_campo">
      <style:text-properties officeooo:paragraph-rsid="00935b8a"/>
    </style:style>
    <style:style style:name="P62" style:family="paragraph" style:parent-style-name="Descritivo_20_bloco">
      <style:text-properties officeooo:paragraph-rsid="00935b8a"/>
    </style:style>
    <style:style style:name="P63" style:family="paragraph" style:parent-style-name="Table_20_Contents">
      <style:text-properties officeooo:paragraph-rsid="009a485b"/>
    </style:style>
    <style:style style:name="P64" style:family="paragraph" style:parent-style-name="Descritivo_20_campo">
      <style:text-properties officeooo:paragraph-rsid="009a485b"/>
    </style:style>
    <style:style style:name="P65" style:family="paragraph" style:parent-style-name="Dado_20_campo">
      <style:text-properties officeooo:paragraph-rsid="009a485b"/>
    </style:style>
    <style:style style:name="P66" style:family="paragraph" style:parent-style-name="Descritivo_20_bloco">
      <style:text-properties officeooo:paragraph-rsid="009a485b"/>
    </style:style>
    <style:style style:name="P67" style:family="paragraph" style:parent-style-name="Table_20_Contents">
      <style:text-properties officeooo:paragraph-rsid="009d1037"/>
    </style:style>
    <style:style style:name="P68" style:family="paragraph" style:parent-style-name="Descritivo_20_campo">
      <style:text-properties officeooo:paragraph-rsid="009d1037"/>
    </style:style>
    <style:style style:name="P69" style:family="paragraph" style:parent-style-name="Dado_20_campo">
      <style:text-properties officeooo:paragraph-rsid="009d1037"/>
    </style:style>
    <style:style style:name="P70" style:family="paragraph" style:parent-style-name="Table_20_Contents">
      <style:text-properties officeooo:paragraph-rsid="00a0e19b"/>
    </style:style>
    <style:style style:name="P71" style:family="paragraph" style:parent-style-name="Descritivo_20_campo">
      <style:text-properties officeooo:paragraph-rsid="00a0e19b"/>
    </style:style>
    <style:style style:name="P72" style:family="paragraph" style:parent-style-name="Dado_20_campo">
      <style:text-properties officeooo:paragraph-rsid="00a0e19b"/>
    </style:style>
    <style:style style:name="P73" style:family="paragraph" style:parent-style-name="Table_20_Contents">
      <style:text-properties officeooo:paragraph-rsid="00a4854c"/>
    </style:style>
    <style:style style:name="P74" style:family="paragraph" style:parent-style-name="Descritivo_20_bloco">
      <style:text-properties officeooo:paragraph-rsid="00a4854c"/>
    </style:style>
    <style:style style:name="P75" style:family="paragraph" style:parent-style-name="Standard">
      <style:text-properties officeooo:paragraph-rsid="00a4854c"/>
    </style:style>
    <style:style style:name="P76" style:family="paragraph" style:parent-style-name="Table_20_Contents">
      <style:text-properties officeooo:paragraph-rsid="00ac32b6"/>
    </style:style>
    <style:style style:name="P77" style:family="paragraph" style:parent-style-name="Descritivo_20_campo">
      <style:text-properties officeooo:paragraph-rsid="00ac32b6"/>
    </style:style>
    <style:style style:name="P78" style:family="paragraph" style:parent-style-name="Dado_20_campo">
      <style:text-properties officeooo:paragraph-rsid="00ac32b6"/>
    </style:style>
    <style:style style:name="P79" style:family="paragraph" style:parent-style-name="Standard">
      <style:text-properties officeooo:paragraph-rsid="00ac32b6"/>
    </style:style>
    <style:style style:name="P80" style:family="paragraph" style:parent-style-name="Table_20_Contents">
      <style:text-properties officeooo:paragraph-rsid="00c97245"/>
    </style:style>
    <style:style style:name="P81" style:family="paragraph" style:parent-style-name="Descritivo_20_campo">
      <style:text-properties fo:font-size="2pt" officeooo:paragraph-rsid="008a19b9" style:font-size-asian="1.75pt" style:font-size-complex="2pt"/>
    </style:style>
    <style:style style:name="P8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8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8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85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86" style:family="paragraph" style:parent-style-name="Dado_20_campo">
      <style:paragraph-properties fo:text-align="start" style:justify-single-word="false"/>
      <style:text-properties officeooo:paragraph-rsid="009a485b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89" style:family="paragraph" style:parent-style-name="Dado_20_campo">
      <style:paragraph-properties fo:text-align="start" style:justify-single-word="false"/>
      <style:text-properties fo:font-weight="normal" officeooo:rsid="00cdaf8d" officeooo:paragraph-rsid="00cdaf8d" style:font-weight-asian="normal" style:font-weight-complex="normal"/>
    </style:style>
    <style:style style:name="P90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93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9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95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d8c39b" style:font-weight-asian="normal" style:font-weight-complex="normal"/>
    </style:style>
    <style:style style:name="P96" style:family="paragraph" style:parent-style-name="Emitente_20_dados">
      <style:text-properties fo:font-weight="normal" officeooo:paragraph-rsid="00d8c39b" style:font-weight-asian="normal" style:font-weight-complex="normal"/>
    </style:style>
    <style:style style:name="P97" style:family="paragraph" style:parent-style-name="Emitente_20_dados">
      <style:text-properties fo:font-weight="normal" officeooo:paragraph-rsid="00e1b4de" style:font-weight-asian="normal" style:font-weight-complex="normal"/>
    </style:style>
    <style:style style:name="P98" style:family="paragraph" style:parent-style-name="Descritivo_20_campo">
      <style:text-properties officeooo:paragraph-rsid="009bef9b"/>
    </style:style>
    <style:style style:name="P99" style:family="paragraph" style:parent-style-name="Descritivo_20_bloco">
      <style:text-properties officeooo:paragraph-rsid="009bef9b"/>
    </style:style>
    <style:style style:name="P100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101" style:family="paragraph" style:parent-style-name="Dado_20_campo">
      <style:paragraph-properties fo:text-align="center" style:justify-single-word="false"/>
      <style:text-properties officeooo:paragraph-rsid="009a485b"/>
    </style:style>
    <style:style style:name="P102" style:family="paragraph" style:parent-style-name="Frame_20_contents">
      <style:paragraph-properties fo:text-align="center" style:justify-single-word="false"/>
    </style:style>
    <style:style style:name="P103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10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105" style:family="paragraph" style:parent-style-name="Descritivo_20_DANFE_20_geral">
      <style:text-properties fo:font-size="4pt" officeooo:paragraph-rsid="008a19b9" style:font-size-asian="3.5pt" style:font-size-complex="4pt"/>
    </style:style>
    <style:style style:name="P10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10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108" style:family="paragraph" style:parent-style-name="Dado_20_campo">
      <style:paragraph-properties fo:text-align="end" style:justify-single-word="false"/>
      <style:text-properties officeooo:paragraph-rsid="00935b8a"/>
    </style:style>
    <style:style style:name="P109" style:family="paragraph" style:parent-style-name="Dado_20_campo">
      <style:paragraph-properties fo:text-align="end" style:justify-single-word="false"/>
      <style:text-properties officeooo:paragraph-rsid="009bef9b"/>
    </style:style>
    <style:style style:name="P110" style:family="paragraph" style:parent-style-name="Dado_20_campo">
      <style:paragraph-properties fo:text-align="end" style:justify-single-word="false"/>
      <style:text-properties officeooo:paragraph-rsid="009d1037"/>
    </style:style>
    <style:style style:name="P111" style:family="paragraph" style:parent-style-name="Dado_20_campo">
      <style:paragraph-properties fo:text-align="end" style:justify-single-word="false"/>
      <style:text-properties officeooo:paragraph-rsid="00ac32b6"/>
    </style:style>
    <style:style style:name="P112" style:family="paragraph" style:parent-style-name="Dado_20_campo">
      <style:paragraph-properties fo:text-align="end" style:justify-single-word="false"/>
      <style:text-properties officeooo:paragraph-rsid="00f66572"/>
    </style:style>
    <style:style style:name="P113" style:family="paragraph" style:parent-style-name="Dado_20_campo">
      <style:paragraph-properties fo:text-align="end" style:justify-single-word="false"/>
      <style:text-properties officeooo:paragraph-rsid="00f6cf0d"/>
    </style:style>
    <style:style style:name="P114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115" style:family="paragraph" style:parent-style-name="Dado_20_campo">
      <style:text-properties fo:font-weight="bold" officeooo:paragraph-rsid="00935b8a" style:font-weight-asian="bold" style:font-weight-complex="bold"/>
    </style:style>
    <style:style style:name="P116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117" style:family="paragraph" style:parent-style-name="Dado_20_campo">
      <style:text-properties fo:font-weight="bold" officeooo:paragraph-rsid="00a0e19b" style:font-weight-asian="bold" style:font-weight-complex="bold"/>
    </style:style>
    <style:style style:name="P118" style:family="paragraph" style:parent-style-name="Descritivo_20_bloco">
      <style:text-properties officeooo:paragraph-rsid="00b909b3"/>
    </style:style>
    <style:style style:name="P119" style:family="paragraph" style:parent-style-name="Dado_20_produto">
      <style:text-properties style:font-name="DejaVu Sans" officeooo:paragraph-rsid="00a4854c"/>
    </style:style>
    <style:style style:name="P120" style:family="paragraph" style:parent-style-name="Dado_20_produto_20_centralizado">
      <style:text-properties style:font-name="DejaVu Sans" officeooo:paragraph-rsid="00a4854c"/>
    </style:style>
    <style:style style:name="P121" style:family="paragraph" style:parent-style-name="Dado_20_produto_20_numérico">
      <style:text-properties style:font-name="DejaVu Sans" officeooo:paragraph-rsid="00a4854c"/>
    </style:style>
    <style:style style:name="P122" style:family="paragraph" style:parent-style-name="Dado_20_produto_20_numérico">
      <style:text-properties style:font-name="DejaVu Sans" officeooo:paragraph-rsid="00a6ce89"/>
    </style:style>
    <style:style style:name="P123" style:family="paragraph" style:parent-style-name="Standard">
      <style:text-properties style:font-name="DejaVu Sans" fo:font-size="8pt" officeooo:paragraph-rsid="00a4854c" style:font-size-asian="7pt" style:font-size-complex="8pt"/>
    </style:style>
    <style:style style:name="P124" style:family="paragraph" style:parent-style-name="Standard">
      <style:text-properties style:font-name="DejaVu Sans" fo:font-size="8pt" officeooo:paragraph-rsid="00a4854c" style:font-size-asian="8pt" style:font-size-complex="8pt"/>
    </style:style>
    <style:style style:name="P125" style:family="paragraph" style:parent-style-name="Descritivo_20_campo">
      <style:paragraph-properties fo:text-align="center" style:justify-single-word="false"/>
      <style:text-properties style:font-name="DejaVu Sans" fo:font-size="8pt" officeooo:paragraph-rsid="00a4854c" style:font-size-asian="8pt" style:font-size-complex="8pt"/>
    </style:style>
    <style:style style:name="P126" style:family="paragraph" style:parent-style-name="Table_20_Contents">
      <style:text-properties style:font-name="DejaVu Sans" fo:font-size="8pt" style:text-underline-style="none" fo:font-weight="normal" officeooo:paragraph-rsid="00ef0bfd" style:font-size-asian="8pt" style:font-weight-asian="normal" style:font-size-complex="8pt" style:font-weight-complex="normal"/>
    </style:style>
    <style:style style:name="P127" style:family="paragraph" style:parent-style-name="Standard">
      <style:text-properties officeooo:paragraph-rsid="00907665"/>
    </style:style>
    <style:style style:name="P12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9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3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5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36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7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3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1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2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4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4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146" style:family="paragraph" style:parent-style-name="Dado_20_variável">
      <style:text-properties fo:font-size="8pt" officeooo:paragraph-rsid="008a19b9" style:font-size-asian="8pt" style:font-size-complex="8pt"/>
    </style:style>
    <style:style style:name="P147" style:family="paragraph" style:parent-style-name="Emitente_20_nome">
      <style:text-properties fo:font-size="8pt" officeooo:paragraph-rsid="008a19b9" style:font-size-asian="8pt" style:font-size-complex="8pt"/>
    </style:style>
    <style:style style:name="P14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149" style:family="paragraph" style:parent-style-name="Emitente_20_nome">
      <style:text-properties fo:font-size="8pt" officeooo:paragraph-rsid="00d8c39b" style:font-size-asian="8pt" style:font-size-complex="8pt"/>
    </style:style>
    <style:style style:name="P150" style:family="paragraph" style:parent-style-name="Emitente_20_nome">
      <style:text-properties fo:font-size="8pt" officeooo:paragraph-rsid="00e1b4de" style:font-size-asian="8pt" style:font-size-complex="8pt"/>
    </style:style>
    <style:style style:name="P151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07665" style:font-size-asian="7pt" style:font-weight-asian="bold" style:font-size-complex="7pt" style:font-weight-complex="bold"/>
    </style:style>
    <style:style style:name="P15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7pt" fo:font-weight="bold" officeooo:paragraph-rsid="00931a4e" style:font-size-asian="7pt" style:font-weight-asian="bold" style:font-size-complex="7pt" style:font-weight-complex="bold"/>
    </style:style>
    <style:style style:name="P153" style:family="paragraph" style:parent-style-name="Dado_20_variável">
      <style:text-properties fo:color="#ce181e" loext:opacity="100%" fo:font-size="7pt" fo:font-weight="bold" officeooo:paragraph-rsid="008a19b9" style:font-size-asian="7pt" style:font-weight-asian="bold" style:font-size-complex="7pt" style:font-weight-complex="bold"/>
    </style:style>
    <style:style style:name="P15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loext:opacity="100%" fo:font-size="12pt" fo:font-weight="bold" officeooo:paragraph-rsid="00931a4e" style:font-size-asian="12pt" style:font-weight-asian="bold" style:font-size-complex="12pt" style:font-weight-complex="bold"/>
    </style:style>
    <style:style style:name="P155" style:family="paragraph" style:parent-style-name="Dado_20_variável">
      <style:text-properties fo:color="#ce181e" loext:opacity="100%" fo:font-size="12pt" fo:font-weight="bold" officeooo:paragraph-rsid="008a19b9" style:font-size-asian="12pt" style:font-weight-asian="bold" style:font-size-complex="12pt" style:font-weight-complex="bold"/>
    </style:style>
    <style:style style:name="P156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57" style:family="paragraph" style:parent-style-name="Dado_20_variável">
      <style:text-properties officeooo:paragraph-rsid="00bf3262"/>
    </style:style>
    <style:style style:name="P158" style:family="paragraph" style:parent-style-name="Dado_20_produto_20_numérico">
      <style:text-properties officeooo:paragraph-rsid="00a6ce89"/>
    </style:style>
    <style:style style:name="P159" style:family="paragraph" style:parent-style-name="Dado_20_produto">
      <style:text-properties style:font-name="DejaVu Sans2" fo:font-size="5pt" fo:text-shadow="none" officeooo:paragraph-rsid="00a4854c" style:font-size-asian="5pt" style:font-size-complex="5pt" style:font-relief="none"/>
    </style:style>
    <style:style style:name="P160" style:family="paragraph" style:parent-style-name="Standard">
      <style:text-properties style:font-name="DejaVu Sans2" fo:font-size="8pt" fo:text-shadow="none" officeooo:paragraph-rsid="00a4854c" style:font-size-asian="8pt" style:font-size-complex="8pt" style:font-relief="none"/>
    </style:style>
    <style:style style:name="P161" style:family="paragraph" style:parent-style-name="Descritivo_20_campo">
      <style:paragraph-properties fo:text-align="center" style:justify-single-word="false"/>
      <style:text-properties style:font-name="DejaVu Sans2" fo:font-size="8pt" fo:text-shadow="none" officeooo:paragraph-rsid="00a4854c" style:font-size-asian="8pt" style:font-size-complex="8pt" style:font-relief="none"/>
    </style:style>
    <style:style style:name="P162" style:family="paragraph" style:parent-style-name="Dado_20_campo">
      <style:text-properties officeooo:paragraph-rsid="00eb5083"/>
    </style:style>
    <style:style style:name="P163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loext:opacity="100%" style:font-name="DejaVu Sans2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loext:opacity="100%" style:font-name="Liberation Serif" fo:font-size="11pt" fo:language="zxx" fo:country="none" fo:text-shadow="none" style:text-underline-style="solid" style:text-underline-width="auto" style:text-underline-color="font-color" officeooo:rsid="00c0fe53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1" style:family="text">
      <style:text-properties fo:font-variant="normal" fo:text-transform="none" style:font-name="DejaVu Sans2" fo:font-size="5pt" fo:text-shadow="none" fo:background-color="transparent" loext:char-shading-value="0" style:font-size-asian="10.5pt" style:font-relief="none"/>
    </style:style>
    <style:style style:name="T12" style:family="text">
      <style:text-properties fo:color="#ce181e" loext:opacity="100%" fo:font-weight="bold" style:font-weight-asian="bold" style:font-weight-complex="bold"/>
    </style:style>
    <style:style style:name="T13" style:family="text">
      <style:text-properties officeooo:rsid="009a485b"/>
    </style:style>
    <style:style style:name="T14" style:family="text">
      <style:text-properties officeooo:rsid="009d1037"/>
    </style:style>
    <style:style style:name="T15" style:family="text">
      <style:text-properties officeooo:rsid="00511f41"/>
    </style:style>
    <style:style style:name="T16" style:family="text">
      <style:text-properties style:font-name="DejaVu Sans2" fo:text-shadow="none" style:font-size-asian="10.5pt" style:font-relief="none"/>
    </style:style>
    <style:style style:name="T17" style:family="text">
      <style:text-properties style:font-name="DejaVu Sans2" fo:text-shadow="none" officeooo:rsid="00511f41" style:font-size-asian="10.5pt" style:font-relief="none"/>
    </style:style>
    <style:style style:name="T18" style:family="text">
      <style:text-properties officeooo:rsid="00a4854c"/>
    </style:style>
    <style:style style:name="T19" style:family="text">
      <style:text-properties style:font-name="DejaVu Sans"/>
    </style:style>
    <style:style style:name="T20" style:family="text">
      <style:text-properties officeooo:rsid="00aa5443"/>
    </style:style>
    <style:style style:name="T21" style:family="text">
      <style:text-properties style:font-name="Liberation Serif" fo:font-size="9pt" style:font-size-asian="9pt" style:font-size-complex="9pt"/>
    </style:style>
    <style:style style:name="T22" style:family="text">
      <style:text-properties officeooo:rsid="00c0fe53"/>
    </style:style>
    <style:style style:name="T23" style:family="text">
      <style:text-properties officeooo:rsid="00dfe069"/>
    </style:style>
    <style:style style:name="T24" style:family="text">
      <style:text-properties officeooo:rsid="00e0cb3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cnpj_endereco_retirada_formatado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cnpj_endereco_entrega_formatado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ICMSUFRemet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FCPUFDest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transp.transportador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formata_base_icms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  <text:user-field-decl office:value-type="string" office:string-value="danfe.object_xml.NFe.infNFe.dest.xNome" text:name="py3o.danfe.object_xml.NFe.infNFe.dest.xNome"/>
        <text:user-field-decl office:value-type="string" office:string-value="det.imposto.ICMS.base_icms" text:name="py3o.det.imposto.ICMS.base_icms"/>
        <text:user-field-decl office:value-type="string" office:string-value="det.base_icms" text:name="py3o.det.base_icms"/>
        <text:user-field-decl office:value-type="string" office:string-value="det.valor_icms" text:name="py3o.det.valor_icms"/>
        <text:user-field-decl office:value-type="string" office:string-value="det.aliquota_icms" text:name="py3o.det.aliquota_icms"/>
        <text:user-field-decl office:value-type="string" office:string-value="danfe.object_xml.NFe.cnpj_transportadora_formatado" text:name="danfe.object_xml.NFe.cnpj_transportadora_formatado"/>
        <text:user-field-decl office:value-type="string" office:string-value="danfe.object_xml.NFe.cnpj_endereco_entrega_formatado" text:name="py3o.danfe.object_xml.NFe.cnpj_endereco_entrega_formatado"/>
        <text:user-field-decl office:value-type="string" office:string-value="danfe.object_xml.NFe.cnpj_endereco_retirada_formatado" text:name="py3o.danfe.object_xml.NFe.cnpj_endereco_retirada_formatado"/>
        <text:user-field-decl office:value-type="string" office:string-value="danfe.object_xml.NFe.infNFe.total.ICMSTot.vFCPUFDest" text:name="py3o.danfe.object_xml.NFe.infNFe.total.ICMSTot.vPIS"/>
        <text:user-field-decl office:value-type="string" office:string-value="danfe.object_xml.NFe.infNFe.total.ICMSTot.vCOFINS" text:name="py3o.danfe.object_xml.NFe.infNFe.total.ICMSTot.vCOFINS"/>
        <text:user-field-decl office:value-type="string" office:string-value="danfe.object_xml.NFe.infNFe.total.ICMSTot.vFCPUFDest" text:name="py3o.danfe.object_xml.NFe.infNFe.total.ICMSTot.vFCPUFDest"/>
        <text:user-field-decl office:value-type="string" office:string-value="danfe.object_xml.NFe.infNFe.total.ICMSTot.vII" text:name="py3o.danfe.object_xml.NFe.infNFe.total.ICMSTot.vII"/>
        <text:user-field-decl office:value-type="string" office:string-value="danfe.object_xml.NFe.infNFe.total.ICMSTot.vICMSUFRemet" text:name="py3o.danfe.object_xml.NFe.infNFe.total.ICMSTot.vICMSUFRemet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29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30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32">NF-e</text:p>
            <text:p text:style-name="P32"><text:user-field-get text:name="py3o.danfe.object_xml.NFe.numero_formatado">danfe.object_xml.NFenumero_formatado</text:user-field-get></text:p>
            <text:p text:style-name="P32"><text:user-field-get text:name="py3o.danfe.object_xml.NFe.serie_formatada">danfe.object_xml.NFe.serie_formatada</text:user-field-get></text:p>
            <text:p text:style-name="P32"/>
          </table:table-cell>
        </table:table-row>
        <table:table-row table:style-name="Tabela2.2">
          <table:table-cell table:style-name="Tabela2.A3" office:value-type="string">
            <text:p text:style-name="P30">Data de Recebimento</text:p>
            <text:p text:style-name="P31"/>
          </table:table-cell>
          <table:table-cell table:style-name="Tabela2.B3" table:number-columns-spanned="4" office:value-type="string">
            <text:p text:style-name="P30">Identificação e assinatura do recebedor</text:p>
            <text:p text:style-name="P31"/>
          </table:table-cell>
          <table:covered-table-cell/>
          <table:covered-table-cell/>
          <table:covered-table-cell/>
          <table:covered-table-cell table:style-name="Tabela2.F2"/>
        </table:table-row>
        <table:table-row table:style-name="Tabela2.4">
          <table:table-cell table:style-name="Tabela2.A1" table:number-columns-spanned="6" office:value-type="string">
            <text:p text:style-name="P29"><draw:line text:anchor-type="paragraph" draw:z-index="0" draw:name="Forma1" draw:style-name="gr1" draw:text-style-name="P163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2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3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9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47"><text:user-field-get text:name="py3o.danfe.object_xml.NFe.infNFe.emit.xNome">danfe.object_xml.NFe.infNFe.emit.xNome</text:user-field-get></text:p>
            <text:p text:style-name="P93"><text:user-field-get text:name="py3o.danfe.object_xml.NFe.endereco_emitente_formatado_linha_1">danfe.object_xml.NFe.endereco_emitente_formatado_linha_1</text:user-field-get></text:p>
            <text:p text:style-name="P93"><text:user-field-get text:name="py3o.danfe.object_xml.NFe.endereco_emitente_formatado_linha_2">danfe.object_xml.NFe.endereco_emitente_formatado_linha_2</text:user-field-get></text:p>
            <text:p text:style-name="P93"><text:user-field-get text:name="py3o.danfe.object_xml.NFe.endereco_emitente_formatado_linha_3">danfe.object_xml.NFe.endereco_emitente_formatado_linha_3</text:user-field-get></text:p>
            <text:p text:style-name="P9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8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5">DOCUMENTO AUXILIAR DA NOTA FISCAL ELETRÔNICA</text:p>
            <text:p text:style-name="P55">versão</text:p>
            <text:p text:style-name="P55"><text:user-field-get text:name="py3o.danfe.object_xml.NFe.versao">danfe.object_xml.NFe.versao</text:user-field-get></text:p>
            <text:p text:style-name="P55"/>
            <text:p text:style-name="P105"/>
            <text:p text:style-name="P43">       0 – entrada</text:p>
            <text:p text:style-name="P43">       1 – saída</text:p>
            <text:p text:style-name="P43"/>
            <text:p text:style-name="P43"/>
            <text:p text:style-name="P42"><text:user-field-get text:name="py3o.danfe.object_xml.NFe.numero_formatado">danfe.object_xml.NFenumero_formatado</text:user-field-get></text:p>
            <text:p text:style-name="P42"><text:user-field-get text:name="py3o.danfe.object_xml.NFe.serie_formatada">danfe.object_xml.NFe.serie_formatada</text:user-field-get></text:p>
            <text:p text:style-name="P42">FOLHA <text:page-number text:select-page="current">1</text:page-number>/<text:page-count>7</text:page-count></text:p>
          </table:table-cell>
          <table:table-cell table:style-name="Tabela2.E8" table:number-columns-spanned="2" office:value-type="string">
            <text:p text:style-name="P34"><draw:frame draw:style-name="fr4" draw:name="py3o.image(danfe.object_xml.NFe.chave_imagem, 'png', isb64=True, dummy=1)" text:anchor-type="paragraph" svg:width="6.001cm" svg:height="0.801cm" draw:z-index="5"><draw:text-box><text:p text:style-name="P10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9" table:number-columns-spanned="2" office:value-type="string">
            <text:p text:style-name="P40">Chave de acesso</text:p>
            <text:p text:style-name="P40"/>
            <text:p text:style-name="P56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10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153">Impresso para simples conferência</text:p>
            <text:p text:style-name="P153">Informações não transmitidas a nenhuma<text:line-break/>SEFAZ autorizadora</text:p>
            <text:p text:style-name="P155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54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0">Natureza da Operação</text:p>
            <text:p text:style-name="P4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0">Protocolo de autorização</text:p>
            <text:p text:style-name="P81"/>
            <text:p text:style-name="P146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39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50"><text:user-field-get text:name="py3o.danfe.object_xml.NFe.infNFe.emit.xNome">danfe.object_xml.NFe.infNFe.emit.xNome</text:user-field-get></text:p>
            <text:p text:style-name="P97"><text:user-field-get text:name="py3o.danfe.object_xml.NFe.endereco_emitente_formatado_linha_1">danfe.object_xml.NFe.endereco_emitente_formatado_linha_1</text:user-field-get></text:p>
            <text:p text:style-name="P97"><text:user-field-get text:name="py3o.danfe.object_xml.NFe.endereco_emitente_formatado_linha_2">danfe.object_xml.NFe.endereco_emitente_formatado_linha_2</text:user-field-get></text:p>
            <text:p text:style-name="P97"><text:user-field-get text:name="py3o.danfe.object_xml.NFe.endereco_emitente_formatado_linha_3">danfe.object_xml.NFe.endereco_emitente_formatado_linha_3</text:user-field-get></text:p>
            <text:p text:style-name="P97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8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55">DOCUMENTO AUXILIAR DA NOTA FISCAL ELETRÔNICA</text:p>
            <text:p text:style-name="P55">versão <text:user-field-get text:name="py3o.danfe.object_xml.NFe.versao">danfe.object_xml.NFe.versao</text:user-field-get></text:p>
            <text:p text:style-name="P55"/>
            <text:p text:style-name="P105"/>
            <text:p text:style-name="P43">       0 – entrada</text:p>
            <text:p text:style-name="P43">       1 – saída</text:p>
            <text:p text:style-name="P43"/>
            <text:p text:style-name="P43"/>
            <text:p text:style-name="P42"><text:user-field-get text:name="py3o.danfe.object_xml.NFe.numero_formatado">danfe.object_xml.NFenumero_formatado</text:user-field-get></text:p>
            <text:p text:style-name="P42"><text:user-field-get text:name="py3o.danfe.object_xml.NFe.serie_formatada">danfe.object_xml.NFe.serie_formatada</text:user-field-get></text:p>
            <text:p text:style-name="P42">FOLHA <text:page-number text:select-page="current">1</text:page-number>/<text:page-count>7</text:page-count></text:p>
          </table:table-cell>
          <table:table-cell table:style-name="Tabela2.E8" table:number-columns-spanned="2" office:value-type="string">
            <text:p text:style-name="P34"><draw:frame draw:style-name="fr5" draw:name="py3o.image(danfe.object_xml.NFe.chave_imagem, 'png', isb64=True, dummy=2)" text:anchor-type="paragraph" svg:width="6.001cm" svg:height="0.801cm" draw:z-index="3"><draw:text-box><text:p text:style-name="P10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16" table:number-columns-spanned="2" office:value-type="string">
            <text:p text:style-name="P40">Chave de acesso</text:p>
            <text:p text:style-name="P40"/>
            <text:p text:style-name="P56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17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57">Consulta de autenticidade no portal nacional da NF-e</text:p>
            <text:p text:style-name="P57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54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40">Natureza da Operação</text:p>
            <text:p text:style-name="P41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40">Protocolo de autorização</text:p>
            <text:p text:style-name="P81"/>
            <text:p text:style-name="P146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39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49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49"><text:user-field-get text:name="py3o.danfe.object_xml.NFe.infNFe.emit.xNome">danfe.object_xml.NFe.infNFe.emit.xNome</text:user-field-get></text:p>
            <text:p text:style-name="P96"><text:user-field-get text:name="py3o.danfe.object_xml.NFe.endereco_emitente_formatado_linha_1">danfe.object_xml.NFe.endereco_emitente_formatado_linha_1</text:user-field-get></text:p>
            <text:p text:style-name="P96"><text:user-field-get text:name="py3o.danfe.object_xml.NFe.endereco_emitente_formatado_linha_2">danfe.object_xml.NFe.endereco_emitente_formatado_linha_2</text:user-field-get></text:p>
            <text:p text:style-name="P96"><text:user-field-get text:name="py3o.danfe.object_xml.NFe.endereco_emitente_formatado_linha_3">danfe.object_xml.NFe.endereco_emitente_formatado_linha_3</text:user-field-get></text:p>
            <text:p text:style-name="P95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51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46">DOCUMENTO AUXILIAR DA NOTA FISCAL ELETRÔNICA</text:p>
            <text:p text:style-name="P46">versão <text:user-field-get text:name="py3o.danfe.object_xml.NFe.versao">danfe.object_xml.NFe.versao</text:user-field-get></text:p>
            <text:p text:style-name="P46"/>
            <text:p text:style-name="P104"/>
            <text:p text:style-name="P44">       0 – entrada</text:p>
            <text:p text:style-name="P44">       1 – saída</text:p>
            <text:p text:style-name="P44"/>
            <text:p text:style-name="P44"/>
            <text:p text:style-name="P53"><text:user-field-get text:name="py3o.danfe.object_xml.NFe.numero_formatado">danfe.object_xml.NFenumero_formatado</text:user-field-get></text:p>
            <text:p text:style-name="P53"><text:user-field-get text:name="py3o.danfe.object_xml.NFe.serie_formatada">danfe.object_xml.NFe.serie_formatada</text:user-field-get></text:p>
            <text:p text:style-name="P53">FOLHA <text:page-number text:select-page="current">1</text:page-number>/<text:page-count>7</text:page-count></text:p>
          </table:table-cell>
          <table:table-cell table:style-name="Tabela2.E8" table:number-columns-spanned="2" office:value-type="string">
            <text:p text:style-name="P38"><draw:frame draw:style-name="fr4" draw:name="Quadro17" text:anchor-type="paragraph" svg:width="6.001cm" svg:height="0.801cm" draw:z-index="1"><draw:text-box><text:p text:style-name="P102"/></draw:text-box></draw:frame></text:p>
          </table:table-cell>
          <table:covered-table-cell/>
        </table:table-row>
        <table:table-row table:style-name="Tabela2.2">
          <table:covered-table-cell table:style-name="Tabela2.A8"/>
          <table:covered-table-cell/>
          <table:covered-table-cell/>
          <table:covered-table-cell table:style-name="Tabela2.D8"/>
          <table:table-cell table:style-name="Tabela2.E23" table:number-columns-spanned="2" office:value-type="string">
            <text:p text:style-name="P50">Chave de acesso</text:p>
            <text:p text:style-name="P50"/>
            <text:p text:style-name="P47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24">
          <table:covered-table-cell table:style-name="Tabela2.A8"/>
          <table:covered-table-cell/>
          <table:covered-table-cell/>
          <table:covered-table-cell table:style-name="Tabela2.D8"/>
          <table:table-cell table:style-name="Tabela2.E8" table:number-rows-spanned="2" table:number-columns-spanned="2" office:value-type="string">
            <text:p text:style-name="P48">A circulação da mercadoria foi <text:span text:style-name="T12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45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 table:style-name="Tabela2.D8"/>
          <table:covered-table-cell table:style-name="Tabela2.E8"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50">Natureza da Operação</text:p>
            <text:p text:style-name="P52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50">Protocolo de denegação</text:p>
            <text:p text:style-name="P82"/>
            <text:p text:style-name="P145"><text:user-field-get text:name="py3o.danfe.object_xml.protNFe.formata_protocolo">danfe.object_xml.protNFe.formata_protocolo</text:user-field-get></text:p>
          </table:table-cell>
          <table:covered-table-cell/>
        </table:table-row>
        <text:soft-page-break/>
        <table:table-row table:style-name="Tabela2.27">
          <table:table-cell table:style-name="Tabela2.A27" table:number-columns-spanned="6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50">Inscrição estadual</text:p>
            <text:p text:style-name="P52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50">Inscrição estadual do substituto tributário</text:p>
            <text:p text:style-name="P52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50">CNPJ</text:p>
            <text:p text:style-name="P9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 table:number-columns-repeated="3"/>
        <table:table-column table:style-name="Tabela4.C"/>
        <table:table-column table:style-name="Tabela4.A" table:number-columns-repeated="2"/>
        <table:table-column table:style-name="Tabela4.J"/>
        <table:table-column table:style-name="Tabela4.K"/>
        <table:table-column table:style-name="Tabela4.C"/>
        <table:table-column table:style-name="Tabela4.A" table:number-columns-repeated="3"/>
        <table:table-column table:style-name="Tabela4.P"/>
        <table:table-column table:style-name="Tabela4.Q"/>
        <table:table-column table:style-name="Tabela4.A" table:number-columns-repeated="3"/>
        <table:table-column table:style-name="Tabela4.C"/>
        <table:table-column table:style-name="Tabela4.A"/>
        <table:table-column table:style-name="Tabela4.W"/>
        <table:table-column table:style-name="Tabela4.X"/>
        <table:table-column table:style-name="Tabela4.A" table:number-columns-repeated="5"/>
        <table:table-column table:style-name="Tabela4.C"/>
        <table:table-column table:style-name="Tabela4.e"/>
        <table:table-column table:style-name="Tabela4.f"/>
        <table:table-column table:style-name="Tabela4.A" table:number-columns-repeated="31"/>
        <table:table-row table:style-name="Tabela4.1">
          <table:table-cell table:style-name="Tabela4.A1" table:number-columns-spanned="18" office:value-type="string">
            <text:p text:style-name="P131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table:number-columns-spanned="27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18" office:value-type="string">
            <text:p text:style-name="P131"><text:a xlink:type="simple" xlink:href="py3o://if=%22not%20danfe.object_xml.protNFe.infProt.nProt.text%22" text:style-name="Internet_20_link" text:visited-style-name="Visited_20_Internet_20_Link"><text:span text:style-name="T6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7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5" office:value-type="string">
            <text:p text:style-name="P11"><draw:frame draw:style-name="fr2" draw:name="py3o.image(danfe.logo, 'png', isb64=True,dummy=1)" text:anchor-type="char" svg:width="3.799cm" svg:height="3.2cm" draw:z-index="9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4" office:value-type="string">
            <text:p text:style-name="P37"><text:user-field-get text:name="py3o.danfe.object_xml.NFe.infNFe.emit.xNome">danfe.object_xml.NFe.infNFe.emit.xNome</text:user-field-get></text:p>
            <text:p text:style-name="P156"><text:line-break/><text:user-field-get text:name="py3o.danfe.object_xml.NFe.endereco_emitente_formatado_linha_1">danfe.object_xml.NFe.endereco_emitente_formatado_linha_1</text:user-field-get></text:p>
            <text:p text:style-name="P156"><text:user-field-get text:name="py3o.danfe.object_xml.NFe.endereco_emitente_formatado_linha_2">danfe.object_xml.NFe.endereco_emitente_formatado_linha_2</text:user-field-get></text:p>
            <text:p text:style-name="P156"><text:user-field-get text:name="py3o.danfe.object_xml.NFe.endereco_emitente_formatado_linha_3">danfe.object_xml.NFe.endereco_emitente_formatado_linha_3</text:user-field-get></text:p>
            <text:p text:style-name="P2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6" office:value-type="string">
            <text:p text:style-name="P133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</text:p>
            <text:p text:style-name="P129"><text:s/><text:user-field-get text:name="py3o.danfe.object_xml.NFe.versao">danfe.object_xml.NFe.versao</text:user-field-get></text:p>
            <text:p text:style-name="P129"/>
            <text:p text:style-name="P106"/>
            <text:p text:style-name="P128">       0 – entrada</text:p>
            <text:p text:style-name="P128">       1 – saída</text:p>
            <text:p text:style-name="P128"/>
            <text:p text:style-name="P128"/>
            <text:p text:style-name="P135"><text:user-field-get text:name="py3o.danfe.object_xml.NFe.numero_formatado">danfe.object_xml.NFenumero_formatado</text:user-field-get></text:p>
            <text:p text:style-name="P135"><text:user-field-get text:name="py3o.danfe.object_xml.NFe.serie_formatada">danfe.object_xml.NFe.serie_formatada</text:user-field-get></text:p>
            <text:p text:style-name="P135">FOLHA <text:page-number text:select-page="current">2</text:page-number>/<text:page-count>7</text:page-coun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35"><draw:frame draw:style-name="fr4" draw:name="py3o.image(danfe.object_xml.NFe.chave_imagem, 'png', isb64=True, dummy=4)" text:anchor-type="paragraph" svg:width="6.001cm" svg:height="0.801cm" draw:z-index="12"><draw:text-box><text:p text:style-name="P10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132">Chave de acesso</text:p>
            <text:p text:style-name="P132"/>
            <text:p text:style-name="P13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0" office:value-type="string">
            <text:p text:style-name="P151">Impresso para simples conferência</text:p>
            <text:p text:style-name="P151">Informações não transmitidas a nenhuma<text:line-break/>SEFAZ autorizadora</text:p>
            <text:p text:style-name="P22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5" office:value-type="string">
            <text:p text:style-name="P2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4" office:value-type="string">
            <text:p text:style-name="P132">Natureza da Operação</text:p>
            <text:p text:style-name="P2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132">Protocolo de autorização</text:p>
            <text:p text:style-name="P83"/>
            <text:p text:style-name="P2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8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18" office:value-type="string">
            <text:p text:style-name="P131"><text:a xlink:type="simple" xlink:href="py3o://if=%22danfe.protNFe.infProt.nProt.text%20and%20danfe.protNFe.infProt.cStat%20not%20in%20('110',%20'301',%20'302')%22" text:style-name="Internet_20_link" text:visited-style-name="Visited_20_Internet_20_Link"><text:span text:style-name="T9">if="danfe.protNFe.infProt.nProt.tex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7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5" office:value-type="string">
            <text:p text:style-name="P11"><draw:frame draw:style-name="fr2" draw:name="Quadro2" text:anchor-type="char" svg:width="3.799cm" svg:height="3.2cm" draw:z-index="14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4" office:value-type="string">
            <text:p text:style-name="P37"><text:user-field-get text:name="py3o.danfe.object_xml.NFe.infNFe.emit.xNome">danfe.object_xml.NFe.infNFe.emit.xNome</text:user-field-get></text:p>
            <text:p text:style-name="P156"><text:line-break/><text:user-field-get text:name="py3o.danfe.object_xml.NFe.endereco_emitente_formatado_linha_1">danfe.object_xml.NFe.endereco_emitente_formatado_linha_1</text:user-field-get></text:p>
            <text:p text:style-name="P156"><text:user-field-get text:name="py3o.danfe.object_xml.NFe.endereco_emitente_formatado_linha_2">danfe.object_xml.NFe.endereco_emitente_formatado_linha_2</text:user-field-get><text:soft-page-break/></text:p>
            <text:p text:style-name="P156"><text:user-field-get text:name="py3o.danfe.object_xml.NFe.endereco_emitente_formatado_linha_3">danfe.object_xml.NFe.endereco_emitente_formatado_linha_3</text:user-field-get></text:p>
            <text:p text:style-name="P2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6" office:value-type="string">
            <text:p text:style-name="P133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</text:p>
            <text:p text:style-name="P129"><text:s/><text:user-field-get text:name="py3o.danfe.object_xml.NFe.versao">danfe.object_xml.NFe.versao</text:user-field-get></text:p>
            <text:p text:style-name="P129"/>
            <text:p text:style-name="P106"/>
            <text:p text:style-name="P128">       0 – entrada</text:p>
            <text:p text:style-name="P128">       1 – saída</text:p>
            <text:p text:style-name="P128"/>
            <text:p text:style-name="P128"/>
            <text:p text:style-name="P135"><text:user-field-get text:name="py3o.danfe.object_xml.NFe.numero_formatado">danfe.object_xml.NFenumero_formatado</text:user-field-get></text:p>
            <text:p text:style-name="P135"><text:user-field-get text:name="py3o.danfe.object_xml.NFe.serie_formatada">danfe.object_xml.NFe.serie_formatada</text:user-field-get><text:soft-page-break/></text:p>
            <text:p text:style-name="P135">FOLHA <text:page-number text:select-page="current">3</text:page-number>/<text:page-count>7</text:page-coun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35"><draw:frame draw:style-name="fr4" draw:name="Quadro11" text:anchor-type="paragraph" svg:width="6.001cm" svg:height="0.801cm" draw:z-index="18"><draw:text-box><text:p text:style-name="P10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132">Chave de acesso</text:p>
            <text:p text:style-name="P132"/>
            <text:p text:style-name="P13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0" office:value-type="string">
            <text:p text:style-name="P157">Consulta de autenticidade no portal nacional da NF-e</text:p>
            <text:p text:style-name="P2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5" office:value-type="string">
            <text:p text:style-name="P2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4" office:value-type="string">
            <text:p text:style-name="P132">Natureza da Operação</text:p>
            <text:p text:style-name="P2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132">Protocolo de autorização</text:p>
            <text:p text:style-name="P83"/>
            <text:p text:style-name="P2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8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18" office:value-type="string">
            <text:p text:style-name="P131"><text:a xlink:type="simple" xlink:href="py3o://if=%22danfe.protNFe.infProt.nProt.text%20and%20danfe.protNFe.infProt.cStat%20in%20('110',%20'301',%20'302')%22" text:style-name="Internet_20_link" text:visited-style-name="Visited_20_Internet_20_Link"><text:span text:style-name="T9">if="danfe.protNFe.infProt.nProt.tex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7" office:value-type="string"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5" office:value-type="string">
            <text:p text:style-name="P11"><draw:frame draw:style-name="fr2" draw:name="Quadro8" text:anchor-type="char" svg:width="3.799cm" svg:height="3.2cm" draw:z-index="20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4" office:value-type="string">
            <text:p text:style-name="P37"><text:user-field-get text:name="py3o.danfe.object_xml.NFe.infNFe.emit.xNome">danfe.object_xml.NFe.infNFe.emit.xNome</text:user-field-get></text:p>
            <text:p text:style-name="P156"><text:line-break/><text:user-field-get text:name="py3o.danfe.object_xml.NFe.endereco_emitente_formatado_linha_1">danfe.object_xml.NFe.endereco_emitente_formatado_linha_1</text:user-field-get></text:p>
            <text:p text:style-name="P156"><text:user-field-get text:name="py3o.danfe.object_xml.NFe.endereco_emitente_formatado_linha_2">danfe.object_xml.NFe.endereco_emitente_formatado_linha_2</text:user-field-get></text:p>
            <text:p text:style-name="P156"><text:user-field-get text:name="py3o.danfe.object_xml.NFe.endereco_emitente_formatado_linha_3">danfe.object_xml.NFe.endereco_emitente_formatado_linha_3</text:user-field-get></text:p>
            <text:p text:style-name="P26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table-cell table:style-name="Tabela4.A3" table:number-rows-spanned="4" table:number-columns-spanned="10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6" office:value-type="string">
            <text:p text:style-name="P133"><draw:frame draw:style-name="fr1" draw:name="Quadro9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</text:p>
            <text:p text:style-name="P129"><text:s/><text:user-field-get text:name="py3o.danfe.object_xml.NFe.versao">danfe.object_xml.NFe.versao</text:user-field-get></text:p>
            <text:p text:style-name="P129"/>
            <text:p text:style-name="P106"/>
            <text:p text:style-name="P128">       0 – entrada</text:p>
            <text:p text:style-name="P128">       1 – saída</text:p>
            <text:p text:style-name="P128"/>
            <text:p text:style-name="P128"/>
            <text:p text:style-name="P135"><text:user-field-get text:name="py3o.danfe.object_xml.NFe.numero_formatado">danfe.object_xml.NFenumero_formatado</text:user-field-get></text:p>
            <text:p text:style-name="P135"><text:user-field-get text:name="py3o.danfe.object_xml.NFe.serie_formatada">danfe.object_xml.NFe.serie_formatada</text:user-field-get></text:p>
            <text:p text:style-name="P135">FOLHA <text:page-number text:select-page="current">3</text:page-number>/<text:page-count>7</text:page-coun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35"><draw:frame draw:style-name="fr4" draw:name="Quadro7" text:anchor-type="paragraph" svg:width="6.001cm" svg:height="0.801cm" draw:z-index="24"><draw:text-box><text:p text:style-name="P10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132">Chave de acesso</text:p>
            <text:p text:style-name="P132"/>
            <text:p text:style-name="P13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 table:style-name="Tabela4.A3"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0" office:value-type="string">
            <text:p text:style-name="P25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5" office:value-type="string">
            <text:p text:style-name="P2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 table:style-name="Tabela4.A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4" office:value-type="string">
            <text:p text:style-name="P132">Natureza da Operação</text:p>
            <text:p text:style-name="P28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10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0" office:value-type="string">
            <text:p text:style-name="P132">Protocolo de autorização</text:p>
            <text:p text:style-name="P83"/>
            <text:p text:style-name="P24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8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32">Inscrição estadual</text:p>
            <text:p text:style-name="P134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4" office:value-type="string">
            <text:p text:style-name="P132">Inscrição estadual do substituto tributário</text:p>
            <text:p text:style-name="P134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table-cell table:style-name="Tabela4.G23" table:number-columns-spanned="12" office:value-type="string">
            <text:p text:style-name="P132">CNPJ</text:p>
            <text:p text:style-name="P94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23" table:number-columns-spanned="9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23" table:number-columns-spanned="9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23" table:number-columns-spanned="27" office:value-type="string">
            <text:p text:style-name="P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18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18" office:value-type="string">
            <text:p text:style-name="P140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25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25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25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18" office:value-type="string">
            <text:p text:style-name="P140"><text:a xlink:type="simple" xlink:href="py3o://if=%22not%20danfe.object_xml.protNFe.infProt.nProt.text%22" text:style-name="Internet_20_link" text:visited-style-name="Visited_20_Internet_20_Link"><text:span text:style-name="T22">if="not danfe.object_xml.protNFe.infProt.nProt.tex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26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26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26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27" table:number-rows-spanned="3" table:number-columns-spanned="9" office:value-type="string">
            <text:p text:style-name="P90"><draw:frame draw:style-name="fr2" draw:name="py3o.image(danfe.cabecalho, 'png', isb64=True,dummy=1)" text:anchor-type="char" svg:width="7.8cm" svg:height="3.2cm" draw:z-index="23"><draw:text-box><text:p text:style-name="P8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27" table:number-rows-spanned="3" table:number-columns-spanned="10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27" table:number-rows-spanned="3" table:number-columns-spanned="9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27" table:number-rows-spanned="3" table:number-columns-spanned="9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27" table:number-rows-spanned="4" table:number-columns-spanned="6" office:value-type="string">
            <text:p text:style-name="P142"><draw:frame draw:style-name="fr1" draw:name="Quadro10" text:anchor-type="paragraph" svg:x="2.2cm" svg:y="1.6cm" svg:width="0.815cm" svg:height="0.794cm" draw:z-index="21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8">DOCUMENTO AUXILIAR DA <text:soft-page-break/>NOTA FISCAL ELETRÔNICA</text:p>
            <text:p text:style-name="P138">versão</text:p>
            <text:p text:style-name="P138"><text:s/><text:user-field-get text:name="py3o.danfe.object_xml.NFe.versao">danfe.object_xml.NFe.versao</text:user-field-get></text:p>
            <text:p text:style-name="P138"/>
            <text:p text:style-name="P107"/>
            <text:p text:style-name="P136">       0 – entrada</text:p>
            <text:p text:style-name="P136">       1 – saída</text:p>
            <text:p text:style-name="P136"/>
            <text:p text:style-name="P136"/>
            <text:p text:style-name="P144"><text:user-field-get text:name="py3o.danfe.object_xml.NFe.numero_formatado">danfe.object_xml.NFenumero_formatado</text:user-field-get></text:p>
            <text:p text:style-name="P144"><text:user-field-get text:name="py3o.danfe.object_xml.NFe.serie_formatada">danfe.object_xml.NFe.serie_formatada</text:user-field-get></text:p>
            <text:p text:style-name="P144">FOLHA <text:page-number text:select-page="current">4</text:page-number>/<text:page-count>7</text:page-coun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27" table:number-columns-spanned="20" office:value-type="string">
            <text:p text:style-name="P36"><draw:frame draw:style-name="fr4" draw:name="py3o.image(danfe.object_xml.NFe.chave_imagem, 'png', isb64=True, dummy=7)" text:anchor-type="paragraph" svg:width="6.001cm" svg:height="0.801cm" draw:z-index="19"><draw:text-box><text:p text:style-name="P10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 table:style-name="Tabela4.A2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J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T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c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27"/>
          <table:covered-table-cell/>
          <table:covered-table-cell/>
          <table:covered-table-cell/>
          <table:covered-table-cell/>
          <table:covered-table-cell/>
          <table:table-cell table:style-name="Tabela4.r28" table:number-columns-spanned="20" office:value-type="string">
            <text:p text:style-name="P141">Chave de acesso</text:p>
            <text:p text:style-name="P141"/>
            <text:p text:style-name="P13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 table:style-name="Tabela4.A2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J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T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c2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27"/>
          <table:covered-table-cell/>
          <table:covered-table-cell/>
          <table:covered-table-cell/>
          <table:covered-table-cell/>
          <table:covered-table-cell/>
          <table:table-cell table:style-name="Tabela4.r29" table:number-rows-spanned="2" table:number-columns-spanned="20" office:value-type="string">
            <text:p text:style-name="P152">Impresso para simples conferência</text:p>
            <text:p text:style-name="P152">Informações não transmitidas a nenhuma<text:line-break/>SEFAZ autorizadora</text:p>
            <text:p text:style-name="P154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30" table:number-columns-spanned="9" office:value-type="string">
            <text:p text:style-name="P13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30" table:number-columns-spanned="10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30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30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30"/>
          <table:covered-table-cell/>
          <table:covered-table-cell/>
          <table:covered-table-cell/>
          <table:covered-table-cell/>
          <table:covered-table-cell/>
          <table:covered-table-cell table:style-name="Tabela4.r2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14" office:value-type="string">
            <text:p text:style-name="P141">Natureza da Operação</text:p>
            <text:p text:style-name="P14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20" office:value-type="string">
            <text:p text:style-name="P141">Protocolo de autorização</text:p>
            <text:p text:style-name="P84"/>
            <text:p text:style-name="P14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18" office:value-type="string">
            <text:p text:style-name="P14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18" office:value-type="string">
            <text:p text:style-name="P140"><text:a xlink:type="simple" xlink:href="py3o://if=%22danfe.object_xml.protNFe.infProt.nProt.text%20and%20danfe.object_xml.protNFe.infProt.cStat%20not%20in%20('110',%20'301',%20'302')%22" text:style-name="Internet_20_link" text:visited-style-name="Visited_20_Internet_20_Link"><text:span text:style-name="T22">if="danfe.object_xml.protNFe.infProt.nProt.tex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33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3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33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34" table:number-rows-spanned="3" table:number-columns-spanned="9" office:value-type="string">
            <text:p text:style-name="P90"><draw:frame draw:style-name="fr2" draw:name="Quadro12" text:anchor-type="char" svg:width="7.8cm" svg:height="3.2cm" draw:z-index="17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34" table:number-rows-spanned="3" table:number-columns-spanned="10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34" table:number-rows-spanned="3" table:number-columns-spanned="9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34" table:number-rows-spanned="3" table:number-columns-spanned="9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34" table:number-rows-spanned="4" table:number-columns-spanned="6" office:value-type="string">
            <text:p text:style-name="P142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8">DOCUMENTO AUXILIAR DA NOTA FISCAL ELETRÔNICA</text:p>
            <text:p text:style-name="P138">versão</text:p>
            <text:p text:style-name="P138"><text:s/><text:user-field-get text:name="py3o.danfe.object_xml.NFe.versao">danfe.object_xml.NFe.versao</text:user-field-get></text:p>
            <text:p text:style-name="P138"/>
            <text:p text:style-name="P107"/>
            <text:p text:style-name="P136">       0 – entrada</text:p>
            <text:p text:style-name="P136">       1 – saída</text:p>
            <text:p text:style-name="P136"/>
            <text:p text:style-name="P136"/>
            <text:p text:style-name="P144"><text:user-field-get text:name="py3o.danfe.object_xml.NFe.numero_formatado">danfe.object_xml.NFenumero_formatado</text:user-field-get></text:p>
            <text:p text:style-name="P144"><text:user-field-get text:name="py3o.danfe.object_xml.NFe.serie_formatada">danfe.object_xml.NFe.serie_formatada</text:user-field-get></text:p>
            <text:p text:style-name="P144">FOLHA <text:page-number text:select-page="current">4</text:page-number>/<text:page-count>7</text:page-coun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34" table:number-columns-spanned="20" office:value-type="string">
            <text:p text:style-name="P36"><draw:frame draw:style-name="fr4" draw:name="Quadro18" text:anchor-type="paragraph" svg:width="6.001cm" svg:height="0.801cm" draw:z-index="13"><draw:text-box><text:p text:style-name="P10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 table:style-name="Tabela4.A3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J3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T3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c3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34"/>
          <table:covered-table-cell/>
          <table:covered-table-cell/>
          <table:covered-table-cell/>
          <table:covered-table-cell/>
          <table:covered-table-cell/>
          <table:table-cell table:style-name="Tabela4.r35" table:number-columns-spanned="20" office:value-type="string">
            <text:p text:style-name="P141">Chave de acesso</text:p>
            <text:p text:style-name="P141"/>
            <text:p text:style-name="P13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 table:style-name="Tabela4.A3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J3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T3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c3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34"/>
          <table:covered-table-cell/>
          <table:covered-table-cell/>
          <table:covered-table-cell/>
          <table:covered-table-cell/>
          <table:covered-table-cell/>
          <table:table-cell table:style-name="Tabela4.r36" table:number-rows-spanned="2" table:number-columns-spanned="20" office:value-type="string">
            <text:p text:style-name="P157">Consulta de autenticidade no portal nacional da NF-e</text:p>
            <text:p text:style-name="P23"><text:a xlink:type="simple" xlink:href="http://www.nfe.fazenda.gov.br/" text:style-name="Internet_20_link" text:visited-style-name="Visited_20_Internet_20_Link"><text:span text:style-name="T21">www.nfe.fazenda.gov.b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30" table:number-columns-spanned="9" office:value-type="string">
            <text:p text:style-name="P13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37" table:number-columns-spanned="10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37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37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37"/>
          <table:covered-table-cell/>
          <table:covered-table-cell/>
          <table:covered-table-cell/>
          <table:covered-table-cell/>
          <table:covered-table-cell/>
          <table:covered-table-cell table:style-name="Tabela4.r3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14" office:value-type="string">
            <text:p text:style-name="P141">Natureza da Operação</text:p>
            <text:p text:style-name="P14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20" office:value-type="string">
            <text:p text:style-name="P141">Protocolo de autorização</text:p>
            <text:p text:style-name="P84"/>
            <text:p text:style-name="P14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18" office:value-type="string">
            <text:p text:style-name="P140"><draw:frame draw:style-name="fr3" draw:name="Quadro14" text:anchor-type="paragraph" svg:x="12.201cm" svg:y="1.288cm" svg:width="6.001cm" svg:height="0.801cm" draw:z-index="11"><draw:text-box><text:p text:style-name="P102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6" table:number-columns-spanned="18" office:value-type="string">
            <text:p text:style-name="P140"><text:a xlink:type="simple" xlink:href="py3o://if=%22danfe.object_xml.protNFe.infProt.nProt.text%20and%20danfe.object_xml.protNFe.infProt.cStat%20in%20('110',%20'301',%20'302')%22" text:style-name="Internet_20_link" text:visited-style-name="Visited_20_Internet_20_Link"><text:span text:style-name="T22">if="danfe.object_xml.protNFe.infProt.nProt.tex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40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40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40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1" table:number-rows-spanned="3" table:number-columns-spanned="9" office:value-type="string">
            <text:p text:style-name="P90"><draw:frame draw:style-name="fr2" draw:name="Quadro15" text:anchor-type="char" svg:width="7.8cm" svg:height="3.2cm" draw:z-index="8"><draw:text-box><text:p text:style-name="P8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1" table:number-rows-spanned="3" table:number-columns-spanned="10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41" table:number-rows-spanned="3" table:number-columns-spanned="9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41" table:number-rows-spanned="3" table:number-columns-spanned="9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41" table:number-rows-spanned="4" table:number-columns-spanned="6" office:value-type="string">
            <text:p text:style-name="P142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38">DOCUMENTO AUXILIAR DA NOTA FISCAL ELETRÔNICA</text:p>
            <text:p text:style-name="P138">versão</text:p>
            <text:p text:style-name="P138"><text:s/><text:user-field-get text:name="py3o.danfe.object_xml.NFe.versao">danfe.object_xml.NFe.versao</text:user-field-get></text:p>
            <text:p text:style-name="P138"/>
            <text:p text:style-name="P107"/>
            <text:p text:style-name="P136">       0 – entrada</text:p>
            <text:p text:style-name="P136">       1 – saída</text:p>
            <text:p text:style-name="P136"/>
            <text:p text:style-name="P136"/>
            <text:p text:style-name="P144"><text:user-field-get text:name="py3o.danfe.object_xml.NFe.numero_formatado">danfe.object_xml.NFenumero_formatado</text:user-field-get></text:p>
            <text:p text:style-name="P144"><text:user-field-get text:name="py3o.danfe.object_xml.NFe.serie_formatada">danfe.object_xml.NFe.serie_formatada</text:user-field-get></text:p>
            <text:p text:style-name="P144">FOLHA <text:page-number text:select-page="current">4</text:page-number>/<text:page-count>7</text:page-coun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41" table:number-columns-spanned="20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 table:style-name="Tabela4.A4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J4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T4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c4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41"/>
          <table:covered-table-cell/>
          <table:covered-table-cell/>
          <table:covered-table-cell/>
          <table:covered-table-cell/>
          <table:covered-table-cell/>
          <table:table-cell table:style-name="Tabela4.r42" table:number-columns-spanned="20" office:value-type="string">
            <text:p text:style-name="P141">Chave de acesso</text:p>
            <text:p text:style-name="P141"/>
            <text:p text:style-name="P139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 table:style-name="Tabela4.A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J4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T4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c4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41"/>
          <table:covered-table-cell/>
          <table:covered-table-cell/>
          <table:covered-table-cell/>
          <table:covered-table-cell/>
          <table:covered-table-cell/>
          <table:table-cell table:style-name="Tabela4.r43" table:number-rows-spanned="2" table:number-columns-spanned="20" office:value-type="string">
            <text:p text:style-name="P25">A circulação da mercadoria foi <text:span text:style-name="T12">PROIBIDA</text:span> pela SEFAZ autorizadora, devido a irregularidades fisc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30" table:number-columns-spanned="9" office:value-type="string">
            <text:p text:style-name="P137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J44" table:number-columns-spanned="10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T44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44" table:number-columns-spanned="9" office:value-type="string">
            <text:p text:style-name="P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l44"/>
          <table:covered-table-cell/>
          <table:covered-table-cell/>
          <table:covered-table-cell/>
          <table:covered-table-cell/>
          <table:covered-table-cell/>
          <table:covered-table-cell table:style-name="Tabela4.r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14" office:value-type="string">
            <text:p text:style-name="P141">Natureza da Operação</text:p>
            <text:p text:style-name="P143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10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20" office:value-type="string">
            <text:p text:style-name="P141">Protocolo de autorização</text:p>
            <text:p text:style-name="P84"/>
            <text:p text:style-name="P148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18" office:value-type="string">
            <text:p text:style-name="P14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41">Inscrição estadual</text:p>
            <text:p text:style-name="P143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4" office:value-type="string">
            <text:p text:style-name="P141">Inscrição estadual do substituto tributário</text:p>
            <text:p text:style-name="P143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table-cell table:style-name="Tabela4.G47" table:number-columns-spanned="12" office:value-type="string">
            <text:p text:style-name="P141">CNPJ</text:p>
            <text:p text:style-name="P9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47" table:number-columns-spanned="9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47" table:number-columns-spanned="9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47" table:number-columns-spanned="27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18" office:value-type="string">
            <text:p text:style-name="P14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9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table:number-columns-spanned="27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18" office:value-type="string">
            <text:p text:style-name="P62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49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49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49" table:number-columns-spanned="2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0" table:number-columns-spanned="15" office:value-type="string">
            <text:p text:style-name="P60">Razão Social/Nome</text:p>
            <text:p text:style-name="P61"><text:user-field-get text:name="py3o.danfe.object_xml.NFe.infNFe.dest.xNome">danfe.object_xml.NFe.infNFe.des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50" table:number-columns-spanned="10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50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0" table:number-columns-spanned="10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0" table:number-columns-spanned="15" office:value-type="string">
            <text:p text:style-name="P60">CNPJ/CPF</text:p>
            <text:p text:style-name="P115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H50" table:number-columns-spanned="4" office:value-type="string">
            <text:p text:style-name="P60">Data da emissão</text:p>
            <text:p text:style-name="P114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0" table:number-columns-spanned="15" office:value-type="string">
            <text:p text:style-name="P60">Endereço</text:p>
            <text:p text:style-name="P61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51" table:number-columns-spanned="10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51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51" table:number-columns-spanned="10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1" table:number-columns-spanned="10" office:value-type="string">
            <text:p text:style-name="P60">Bairro</text:p>
            <text:p text:style-name="P61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C51" table:number-columns-spanned="5" office:value-type="string">
            <text:p text:style-name="P60">CEP</text:p>
            <text:p text:style-name="P61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table-cell table:style-name="Tabela4.AH51" table:number-columns-spanned="4" office:value-type="string">
            <text:p text:style-name="P60">Data da entrada/saída</text:p>
            <text:p text:style-name="P114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2" office:value-type="string">
            <text:p text:style-name="P60">Município</text:p>
            <text:p text:style-name="P61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52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52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52" table:number-columns-spanned="10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52" table:number-columns-spanned="8" office:value-type="string">
            <text:p text:style-name="P60">Fone</text:p>
            <text:p text:style-name="P61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2" table:number-columns-spanned="2" office:value-type="string">
            <text:p text:style-name="P60">UF</text:p>
            <text:p text:style-name="P61"><text:user-field-get text:name="py3o.danfe.object_xml.NFe.infNFe.dest.enderDest.UF">danfe.object_xml.NFe.infNFe.dest.enderDest.UF</text:user-field-get></text:p>
          </table:table-cell>
          <table:covered-table-cell/>
          <table:table-cell table:style-name="Tabela4.y52" table:number-columns-spanned="9" office:value-type="string">
            <text:p text:style-name="P60">Inscrição estadual</text:p>
            <text:p text:style-name="P61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H52" table:number-columns-spanned="4" office:value-type="string">
            <text:p text:style-name="P60">Hora da entrada/saída</text:p>
            <text:p text:style-name="P115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ext:soft-page-break/>
        <table:table-row table:style-name="Tabela4.53">
          <table:table-cell table:style-name="Tabela4.A53" table:number-columns-spanned="18" office:value-type="string">
            <text:p text:style-name="P62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18" office:value-type="string">
            <text:p text:style-name="P62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3" office:value-type="string">
            <text:p text:style-name="P60">CNPJ/CPF</text:p>
            <text:p text:style-name="P126"><text:user-field-get text:name="py3o.danfe.object_xml.NFe.cnpj_endereco_retirada_formatado">danfe.object_xml.NFe.cnpj_endereco_retirada_formatado</text:user-field-get></text:p>
          </table:table-cell>
          <table:covered-table-cell/>
          <table:covered-table-cell/>
          <table:table-cell table:style-name="Tabela4.D55" table:number-columns-spanned="15" office:value-type="string">
            <text:p text:style-name="P60">Endereço</text:p>
            <text:p text:style-name="P61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5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55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5" table:number-columns-spanned="2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18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6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56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6" table:number-columns-spanned="2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18" office:value-type="string">
            <text:p text:style-name="P62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18" office:value-type="string">
            <text:p text:style-name="P62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3" office:value-type="string">
            <text:p text:style-name="P60">CNPJ/CPF</text:p>
            <text:p text:style-name="P162"><text:user-field-get text:name="py3o.danfe.object_xml.NFe.cnpj_endereco_entrega_formatado">danfe.object_xml.NFe.cnpj_endereco_entrega_formatado</text:user-field-get></text:p>
          </table:table-cell>
          <table:covered-table-cell/>
          <table:covered-table-cell/>
          <table:table-cell table:style-name="Tabela4.D59" table:number-columns-spanned="15" office:value-type="string">
            <text:p text:style-name="P60">Endereço</text:p>
            <text:p text:style-name="P61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9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59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59" table:number-columns-spanned="2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18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60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60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60" table:number-columns-spanned="2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18" office:value-type="string">
            <text:p text:style-name="P59"><text:a xlink:type="simple" xlink:href="py3o://if=%22danfe.object_xml.NFe.fatura_a_prazo%20and%20len(danfe.object_xml.NFe.infNFe.cobr.dup)%20%3E%200%22" text:style-name="Internet_20_link" text:visited-style-name="Visited_20_Internet_20_Link"><text:span text:style-name="T24">if="danfe.object_xml.NFe.fatura_a_prazo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18" office:value-type="string">
            <text:p text:style-name="P118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4" office:value-type="string">
            <text:p text:style-name="P61">PAGAMENTO A PRAZO</text:p>
          </table:table-cell>
          <table:covered-table-cell/>
          <table:covered-table-cell/>
          <table:covered-table-cell/>
          <table:table-cell table:style-name="Tabela4.r31" table:number-columns-spanned="13" office:value-type="string">
            <text:p text:style-name="P60">Número da fatura</text:p>
            <text:p text:style-name="P61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14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5" office:value-type="string">
            <text:p text:style-name="P60">Valor original</text:p>
            <text:p text:style-name="P108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table-cell table:style-name="Tabela4.r31" table:number-columns-spanned="6" office:value-type="string">
            <text:p text:style-name="P60">Desconto</text:p>
            <text:p text:style-name="P108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3" office:value-type="string">
            <text:p text:style-name="P60">Valor líquido</text:p>
            <text:p text:style-name="P108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18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5">
          <table:table-cell table:style-name="Tabela4.A53" table:number-columns-spanned="18" office:value-type="string">
            <text:p text:style-name="P59"><text:a xlink:type="simple" xlink:href="py3o://if=%22danfe.object_xml.NFe.fatura_a_vista%20and%20len(danfe.object_xml.NFe.infNFe.cobr.dup)%20%3E%200%22" text:style-name="Internet_20_link" text:visited-style-name="Visited_20_Internet_20_Link"><text:span text:style-name="T23">if="danfe.object_xml.NFe.fatura_a_vista and 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18" office:value-type="string">
            <text:p text:style-name="P118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4" office:value-type="string">
            <text:p text:style-name="P61">PAGAMENTO À VISTA</text:p>
          </table:table-cell>
          <table:covered-table-cell/>
          <table:covered-table-cell/>
          <table:covered-table-cell/>
          <table:table-cell table:style-name="Tabela4.r31" table:number-columns-spanned="13" office:value-type="string">
            <text:p text:style-name="P60">Número da fatura</text:p>
            <text:p text:style-name="P61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14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5" office:value-type="string">
            <text:p text:style-name="P60">Valor original</text:p>
            <text:p text:style-name="P108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table-cell table:style-name="Tabela4.r31" table:number-columns-spanned="6" office:value-type="string">
            <text:p text:style-name="P60">Desconto</text:p>
            <text:p text:style-name="P108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3" office:value-type="string">
            <text:p text:style-name="P60">Valor líquido</text:p>
            <text:p text:style-name="P108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18" office:value-type="string">
            <text:p text:style-name="P5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18" office:value-type="string">
            <text:p text:style-name="P63"><text:a xlink:type="simple" xlink:href="py3o://if=%22len(danfe.object_xml.NFe.infNFe.cobr.dup)%20%3E%200%22" text:style-name="Internet_20_link" text:visited-style-name="Visited_20_Internet_20_Link"><text:span text:style-name="T13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18" office:value-type="string">
            <text:p text:style-name="P66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18" office:value-type="string">
            <text:p text:style-name="P63"><text:a xlink:type="simple" xlink:href="py3o://for=%22dup%20in%20danfe.object_xml.NFe.infNFe.cobr.dup%22" text:style-name="Internet_20_link" text:visited-style-name="Visited_20_Internet_20_Link"><text:span text:style-name="T13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64">Número</text:p>
            <text:p text:style-name="P65"><text:user-field-get text:name="py3o.dup.nDup">dup.nDup</text:user-field-get></text:p>
          </table:table-cell>
          <table:covered-table-cell/>
          <table:table-cell table:style-name="Tabela4.C72" table:number-columns-spanned="4" office:value-type="string">
            <text:p text:style-name="P64">Vencimento</text:p>
            <text:p text:style-name="P101"><text:user-field-get text:name="py3o.dup.dVenc">dup.dVenc</text:user-field-get></text:p>
          </table:table-cell>
          <table:covered-table-cell/>
          <table:covered-table-cell/>
          <table:covered-table-cell/>
          <table:table-cell table:style-name="Tabela4.C72" table:number-columns-spanned="12" office:value-type="string">
            <text:p text:style-name="P85">Valor</text:p>
            <text:p text:style-name="P86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27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18" office:value-type="string">
            <text:p text:style-name="P6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18" office:value-type="string">
            <text:p text:style-name="P6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18" office:value-type="string">
            <text:p text:style-name="P99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6" office:value-type="string">
            <text:p text:style-name="P98">Base de cálculo do ICMS</text:p>
            <text:p text:style-name="P109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4" office:value-type="string">
            <text:p text:style-name="P98">Valor do ICMS</text:p>
            <text:p text:style-name="P109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table-cell table:style-name="Tabela4.r31" table:number-columns-spanned="6" office:value-type="string">
            <text:p text:style-name="P98">Base de cálculo do ICMS ST</text:p>
            <text:p text:style-name="P109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7" office:value-type="string">
            <text:p text:style-name="P98">Valor do ICMS ST</text:p>
            <text:p text:style-name="P109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8" office:value-type="string">
            <text:p text:style-name="P98">V. IMP. IMPORTAÇÃO</text:p>
            <text:p text:style-name="P113"><text:user-field-get text:name="py3o.danfe.object_xml.NFe.infNFe.total.ICMSTot.vII">danfe.object_xml.NFe.infNFe.total.ICMSTot.vI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8" office:value-type="string">
            <text:p text:style-name="P98">V. ICMS UF REMET.</text:p>
            <text:p text:style-name="P113"><text:user-field-get text:name="py3o.danfe.object_xml.NFe.infNFe.total.ICMSTot.vICMSUFRemet">danfe.object_xml.NFe.infNFe.total.ICMSTot.vICMSUFReme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7" office:value-type="string">
            <text:p text:style-name="P98">VALOR DO FCP</text:p>
            <text:p text:style-name="P113"><text:user-field-get text:name="py3o.danfe.object_xml.NFe.infNFe.total.ICMSTot.vFCPUFDest">danfe.object_xml.NFe.infNFe.total.ICMSTot.vFCPUFDest</text:user-field-get></text:p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76" table:number-columns-spanned="9" office:value-type="string">
            <text:p text:style-name="P98">VALOR DO PIS</text:p>
            <text:p text:style-name="P113"><text:user-field-get text:name="py3o.danfe.object_xml.NFe.infNFe.total.ICMSTot.vPIS">danfe.object_xml.NFe.infNFe.total.ICMSTot.vFCPUFD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8" office:value-type="string">
            <text:p text:style-name="P98">Valor total dos produtos</text:p>
            <text:p text:style-name="P109"><text:user-field-get text:name="py3o.danfe.object_xml.NFe.infNFe.total.ICMSTot.vProd">danfe.object_xml.NFe.infNFe.total.ICMSTot.vICMSUFReme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6" office:value-type="string">
            <text:p text:style-name="P98">Valor do frete</text:p>
            <text:p text:style-name="P109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4" office:value-type="string">
            <text:p text:style-name="P98">Valor do seguro</text:p>
            <text:p text:style-name="P109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98">Desconto</text:p>
            <text:p text:style-name="P109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98">Outras despesas acessórias</text:p>
            <text:p text:style-name="P109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98">Valor do IPI</text:p>
            <text:p text:style-name="P109"><text:user-field-get text:name="py3o.danfe.object_xml.NFe.infNFe.total.ICMSTot.vIPI">danfe.object_xml.NFe.infNFe.total.ICMSTot.vFCPUFD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98">V. ICMS UF DEST.</text:p>
            <text:p text:style-name="P113"><text:user-field-get text:name="py3o.danfe.object_xml.NFe.infNFe.total.ICMSTot.vFCPUFDest">danfe.object_xml.NFe.infNFe.total.ICMSTot.vFCPUFDe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98">Valor aproximado dos tributos</text:p>
            <text:p text:style-name="P109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77" table:number-columns-spanned="9" office:value-type="string">
            <text:p text:style-name="P98">VALOR DA COFINS</text:p>
            <text:p text:style-name="P112"><text:user-field-get text:name="py3o.danfe.object_xml.NFe.infNFe.total.ICMSTot.vCOFINS">danfe.object_xml.NFe.infNFe.total.ICMSTot.vCOFIN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D77" table:number-columns-spanned="8" office:value-type="string">
            <text:p text:style-name="P88">Valor total da nota</text:p>
            <text:p text:style-name="P116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18" office:value-type="string">
            <text:p text:style-name="P70"><text:a xlink:type="simple" xlink:href="py3o://if=%22danfe.object_xml.NFe.modFrete_formatado%20==%20'9-sem frete'%22" text:style-name="Internet_20_link" text:visited-style-name="Visited_20_Internet_20_Link"><text:span text:style-name="T10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2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18" office:value-type="string">
            <text:p text:style-name="P7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2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2" office:value-type="string">
            <text:p text:style-name="P71">Razão Social/Nome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80" table:number-columns-spanned="9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80" table:number-columns-spanned="9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80" table:number-columns-spanned="1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0" table:number-columns-spanned="5" office:value-type="string">
            <text:p text:style-name="P71">Frete por conta</text:p>
            <text:p text:style-name="P72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table-cell table:style-name="Tabela4.t80" table:number-columns-spanned="4" office:value-type="string">
            <text:p text:style-name="P71">Código ANTT</text:p>
            <text:p text:style-name="P72"/>
          </table:table-cell>
          <table:covered-table-cell/>
          <table:covered-table-cell/>
          <table:covered-table-cell/>
          <table:table-cell table:style-name="Tabela4.x80" table:number-columns-spanned="4" office:value-type="string">
            <text:p text:style-name="P71">Placa do veículo</text:p>
            <text:p text:style-name="P72"/>
          </table:table-cell>
          <table:covered-table-cell/>
          <table:covered-table-cell/>
          <table:covered-table-cell/>
          <table:table-cell table:style-name="Tabela4.AB80" table:number-columns-spanned="3" office:value-type="string">
            <text:p text:style-name="P71">UF</text:p>
            <text:p text:style-name="P72"/>
          </table:table-cell>
          <table:covered-table-cell/>
          <table:covered-table-cell/>
          <table:table-cell table:style-name="Tabela4.AE80" table:number-columns-spanned="7" office:value-type="string">
            <text:p text:style-name="P71">CNPJ/CPF</text:p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2" office:value-type="string">
            <text:p text:style-name="P71">Endereço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81" table:number-columns-spanned="9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81" table:number-columns-spanned="9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81" table:number-columns-spanned="10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1" table:number-columns-spanned="13" office:value-type="string">
            <text:p text:style-name="P71">Município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B81" table:number-columns-spanned="3" office:value-type="string">
            <text:p text:style-name="P71">UF</text:p>
            <text:p text:style-name="P72"/>
          </table:table-cell>
          <table:covered-table-cell/>
          <table:covered-table-cell/>
          <table:table-cell table:style-name="Tabela4.AE81" table:number-columns-spanned="7" office:value-type="string">
            <text:p text:style-name="P71">Inscrição estadual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82">
          <table:table-cell table:style-name="Tabela4.A82" table:number-columns-spanned="18" office:value-type="string">
            <text:p text:style-name="P7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82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82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2" table:number-columns-spanned="2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78" table:number-columns-spanned="18" office:value-type="string">
            <text:p text:style-name="P70"><text:a xlink:type="simple" xlink:href="py3o://if=%22danfe.object_xml.NFe.modFrete_formatado%20!=%20'9-sem frete'%22" text:style-name="Internet_20_link" text:visited-style-name="Visited_20_Internet_20_Link"><text:span text:style-name="T10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27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18" office:value-type="string">
            <text:p text:style-name="P6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2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5">
          <table:table-cell table:style-name="Tabela4.A85" table:number-columns-spanned="10" office:value-type="string">
            <text:p text:style-name="P68">Razão Social/Nome</text:p>
            <text:p text:style-name="P69"><text:bookmark-start text:name="__DdeLink__29966_270306972"/><text:bookmark-start text:name="__DdeLink__29586_270306972"/><text:user-field-get text:name="py3o.danfe.object_xml.NFe.infNFe.transp.transporta.xNome">danfe.object_xml.NFe.infNFe.transp.transporta.xNome</text:user-field-get><text:bookmark-end text:name="__DdeLink__29966_270306972"/><text:bookmark-end text:name="__DdeLink__2958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5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85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d85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85" table:number-columns-spanned="6" office:value-type="string">
            <text:p text:style-name="P68">Frete por conta</text:p>
            <text:p text:style-name="P69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s85" table:number-columns-spanned="4" office:value-type="string">
            <text:p text:style-name="P68">Código ANTT</text:p>
            <text:p text:style-name="P69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w85" table:number-columns-spanned="4" office:value-type="string">
            <text:p text:style-name="P68">Placa do veículo</text:p>
            <text:p text:style-name="P69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table-cell table:style-name="Tabela4.AA85" table:number-columns-spanned="3" office:value-type="string">
            <text:p text:style-name="P68">UF</text:p>
            <text:p text:style-name="P69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AD85" table:number-columns-spanned="8" office:value-type="string">
            <text:p text:style-name="P68">CNPJ/CPF</text:p>
            <text:p text:style-name="P89"><text:user-field-get text:name="py3o.danfe.object_xml.NFe.cnpj_transportadora_formatado">danfe.object_xml.NFe.cnpj_transportadora_formatado</text:user-field-get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0" office:value-type="string">
            <text:p text:style-name="P68">Endereço</text:p>
            <text:p text:style-name="P69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6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U86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d86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86" table:number-columns-spanned="14" office:value-type="string">
            <text:p text:style-name="P68">Município</text:p>
            <text:p text:style-name="P69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A86" table:number-columns-spanned="3" office:value-type="string">
            <text:p text:style-name="P68">UF</text:p>
            <text:p text:style-name="P69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AD86" table:number-columns-spanned="8" office:value-type="string">
            <text:p text:style-name="P68">Inscrição estadual</text:p>
            <text:p text:style-name="P69"><text:user-field-get text:name="py3o.danfe.object_xml.NFe.infNFe.transp.transporta.IE">danfe.object_xml.NFe.transp.transportador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78" table:number-columns-spanned="18" office:value-type="string">
            <text:p text:style-name="P8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78" table:number-columns-spanned="18" office:value-type="string">
            <text:p text:style-name="P67"><text:a xlink:type="simple" xlink:href="py3o://if=%22len(danfe.object_xml.NFe.infNFe.transp.vol)%20==%200%22" text:style-name="Internet_20_link" text:visited-style-name="Visited_20_Internet_20_Link"><text:span text:style-name="T14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68">Quantidade</text:p>
            <text:p text:style-name="P110"/>
          </table:table-cell>
          <table:covered-table-cell/>
          <table:covered-table-cell/>
          <table:table-cell table:style-name="Tabela4.r31" table:number-columns-spanned="4" office:value-type="string">
            <text:p text:style-name="P68">Espécie</text:p>
            <text:p text:style-name="P69"/>
          </table:table-cell>
          <table:covered-table-cell/>
          <table:covered-table-cell/>
          <table:covered-table-cell/>
          <table:table-cell table:style-name="Tabela4.r31" table:number-columns-spanned="6" office:value-type="string">
            <text:p text:style-name="P68">Marca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7" office:value-type="string">
            <text:p text:style-name="P68">Número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9" office:value-type="string">
            <text:p text:style-name="P68">Peso bruto</text:p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31" table:number-columns-spanned="6" office:value-type="string">
            <text:p text:style-name="P68">Peso líquido</text:p>
            <text:p text:style-name="P1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78" table:number-columns-spanned="18" office:value-type="string">
            <text:p text:style-name="P6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78" table:number-columns-spanned="18" office:value-type="string">
            <text:p text:style-name="P67"><text:a xlink:type="simple" xlink:href="py3o://if=%22len(danfe.object_xml.NFe.infNFe.transp.vol)%20!=%200%22" text:style-name="Internet_20_link" text:visited-style-name="Visited_20_Internet_20_Link"><text:bookmark-start text:name="__DdeLink__29972_270306972"/><text:span text:style-name="T14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78" table:number-columns-spanned="18" office:value-type="string">
            <text:p text:style-name="P67"><text:a xlink:type="simple" xlink:href="py3o://for=%22vol%20in%20danfe.object_xml.NFe.infNFe.transp.vol%22" text:style-name="Internet_20_link" text:visited-style-name="Visited_20_Internet_20_Link"><text:span text:style-name="T14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3" office:value-type="string">
            <text:p text:style-name="P68">Quantidade</text:p>
            <text:p text:style-name="P110"><text:user-field-get text:name="py3o.vol.qVol">vol.qVol</text:user-field-get></text:p>
          </table:table-cell>
          <table:covered-table-cell/>
          <table:covered-table-cell/>
          <table:table-cell table:style-name="Tabela4.C72" table:number-columns-spanned="4" office:value-type="string">
            <text:p text:style-name="P68">Espécie</text:p>
            <text:p text:style-name="P69"><text:user-field-get text:name="py3o.vol.esp">vol.esp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68">Marca</text:p>
            <text:p text:style-name="P69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68">Número</text:p>
            <text:p text:style-name="P69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68">Peso bruto</text:p>
            <text:p text:style-name="P110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68">Peso líquido</text:p>
            <text:p text:style-name="P110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78" table:number-columns-spanned="18" office:value-type="string">
            <text:p text:style-name="P67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78" table:number-columns-spanned="18" office:value-type="string">
            <text:p text:style-name="P6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78" table:number-columns-spanned="9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87" table:number-columns-spanned="27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18" office:value-type="string">
            <text:p text:style-name="P74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9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3" table:number-columns-spanned="27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7">
          <table:table-cell table:style-name="Tabela4.A97" table:number-rows-spanned="2" office:value-type="string">
            <text:p text:style-name="P100">Código do produto</text:p>
          </table:table-cell>
          <table:table-cell table:style-name="Tabela4.B97" table:number-rows-spanned="2" table:number-columns-spanned="7" office:value-type="string">
            <text:p text:style-name="P100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97" table:number-rows-spanned="2" table:number-columns-spanned="2" office:value-type="string">
            <text:p text:style-name="P100">NCM/SH</text:p>
          </table:table-cell>
          <table:covered-table-cell/>
          <table:table-cell table:style-name="Tabela4.K97" table:number-rows-spanned="2" office:value-type="string">
            <text:p text:style-name="P103"><text:user-field-get text:name="py3o.danfe.object_xml.NFe.cst_descricao">danfe.object_xml.NFe.cst_descricao</text:user-field-get></text:p>
          </table:table-cell>
          <table:table-cell table:style-name="Tabela4.L97" table:number-rows-spanned="2" office:value-type="string">
            <text:p text:style-name="P100">CFOP</text:p>
          </table:table-cell>
          <table:table-cell table:style-name="Tabela4.M97" table:number-rows-spanned="2" table:number-columns-spanned="9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97" table:number-rows-spanned="2" table:number-columns-spanned="9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97" table:number-rows-spanned="2" table:number-columns-spanned="10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97" table:number-rows-spanned="2" table:number-columns-spanned="2" office:value-type="string">
            <text:p text:style-name="P100">Quantidade</text:p>
            <text:p text:style-name="P100">Unidade</text:p>
          </table:table-cell>
          <table:covered-table-cell/>
          <table:table-cell table:style-name="Tabela4.q97" table:number-rows-spanned="2" table:number-columns-spanned="5" office:value-type="string">
            <text:p text:style-name="P100">Valor unitário</text:p>
          </table:table-cell>
          <table:covered-table-cell/>
          <table:covered-table-cell/>
          <table:covered-table-cell/>
          <table:covered-table-cell/>
          <table:table-cell table:style-name="Tabela4.v97" table:number-rows-spanned="2" table:number-columns-spanned="4" office:value-type="string">
            <text:p text:style-name="P100">Valor total</text:p>
          </table:table-cell>
          <table:covered-table-cell/>
          <table:covered-table-cell/>
          <table:covered-table-cell/>
          <table:table-cell table:style-name="Tabela4.z97" table:number-rows-spanned="2" table:number-columns-spanned="4" office:value-type="string">
            <text:p text:style-name="P100">Base de cálculo do ICMS</text:p>
          </table:table-cell>
          <table:covered-table-cell/>
          <table:covered-table-cell/>
          <table:covered-table-cell/>
          <table:table-cell table:style-name="Tabela4.AD97" table:number-rows-spanned="2" table:number-columns-spanned="3" office:value-type="string">
            <text:p text:style-name="P100">Valor do ICMS</text:p>
          </table:table-cell>
          <table:covered-table-cell/>
          <table:covered-table-cell/>
          <table:table-cell table:style-name="Tabela4.AG97" table:number-rows-spanned="2" table:number-columns-spanned="3" office:value-type="string">
            <text:p text:style-name="P100">Valor do IPI</text:p>
          </table:table-cell>
          <table:covered-table-cell/>
          <table:covered-table-cell/>
          <table:table-cell table:style-name="Tabela4.AJ97" table:number-columns-spanned="2" office:value-type="string">
            <text:p text:style-name="P100">Alíquotas</text:p>
          </table:table-cell>
          <table:covered-table-cell/>
        </table:table-row>
        <table:table-row>
          <table:covered-table-cell table:style-name="Tabela4.A97"/>
          <table:covered-table-cell table:style-name="Tabela4.B97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I98"/>
          <table:covered-table-cell/>
          <table:covered-table-cell table:style-name="Tabela4.K98"/>
          <table:covered-table-cell table:style-name="Tabela4.L98"/>
          <table:covered-table-cell table:style-name="Tabela4.M9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V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e9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4.o97"/>
          <table:covered-table-cell/>
          <table:covered-table-cell table:style-name="Tabela4.q97"/>
          <table:covered-table-cell/>
          <table:covered-table-cell/>
          <table:covered-table-cell/>
          <table:covered-table-cell/>
          <table:covered-table-cell table:style-name="Tabela4.v97"/>
          <table:covered-table-cell/>
          <table:covered-table-cell/>
          <table:covered-table-cell/>
          <table:covered-table-cell table:style-name="Tabela4.z97"/>
          <table:covered-table-cell/>
          <table:covered-table-cell/>
          <table:covered-table-cell/>
          <table:covered-table-cell table:style-name="Tabela4.AD97"/>
          <table:covered-table-cell/>
          <table:covered-table-cell/>
          <table:covered-table-cell table:style-name="Tabela4.AG97"/>
          <table:covered-table-cell/>
          <table:covered-table-cell/>
          <table:table-cell table:style-name="Tabela4.AJ98" office:value-type="string">
            <text:p text:style-name="P100">ICMS</text:p>
          </table:table-cell>
          <table:table-cell table:style-name="Tabela4.AK98" office:value-type="string">
            <text:p text:style-name="P100">IPI</text:p>
          </table:table-cell>
        </table:table-row>
        <table:table-row>
          <table:table-cell table:style-name="Tabela4.A99" table:number-columns-spanned="18" office:value-type="string">
            <text:p text:style-name="P75"><text:a xlink:type="simple" xlink:href="py3o://for=%22det%20in%20danfe.object_xml.NFe.infNFe.det%22" text:style-name="Internet_20_link" text:visited-style-name="Visited_20_Internet_20_Link"><text:span text:style-name="T18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99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99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99" table:number-columns-spanned="2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18" office:value-type="string">
            <text:p text:style-name="P75"><text:a xlink:type="simple" xlink:href="py3o://if=%22det.numero_item%20%25%202%20!=%200%22" text:style-name="Internet_20_link" text:visited-style-name="Visited_20_Internet_20_Link"><text:span text:style-name="T20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00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0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0" table:number-columns-spanned="2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1">
          <table:table-cell table:style-name="Tabela4.A101" office:value-type="string">
            <text:p text:style-name="P119"><text:user-field-get text:name="py3o.det.prod.cProd">det.prod.cProd</text:user-field-get></text:p>
          </table:table-cell>
          <table:table-cell table:style-name="Tabela4.B101" table:number-columns-spanned="7" office:value-type="string">
            <text:p text:style-name="P119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01" table:number-columns-spanned="2" office:value-type="string">
            <text:p text:style-name="P120"><text:user-field-get text:name="py3o.det.prod.NCM">det.prod.NCM</text:user-field-get></text:p>
          </table:table-cell>
          <table:covered-table-cell/>
          <table:table-cell table:style-name="Tabela4.K101" office:value-type="string">
            <text:p text:style-name="P120"><text:user-field-get text:name="py3o.det.cst_formatado">det.cst_formatado</text:user-field-get></text:p>
          </table:table-cell>
          <table:table-cell table:style-name="Tabela4.L101" office:value-type="string">
            <text:p text:style-name="P120"><text:user-field-get text:name="py3o.det.prod.CFOP">det.prod.CFOP</text:user-field-get></text:p>
          </table:table-cell>
          <table:table-cell table:style-name="Tabela4.M101" table:number-columns-spanned="9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101" table:number-columns-spanned="9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101" table:number-columns-spanned="10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101" table:number-columns-spanned="2" office:value-type="string">
            <text:p text:style-name="P122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table-cell table:style-name="Tabela4.q101" table:number-columns-spanned="5" office:value-type="string">
            <text:p text:style-name="P121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v101" table:number-columns-spanned="4" office:value-type="string">
            <text:p text:style-name="P121"><text:user-field-get text:name="py3o.det.prod.vProd">det.prod.vProd</text:user-field-get></text:p>
          </table:table-cell>
          <table:covered-table-cell/>
          <table:covered-table-cell/>
          <table:covered-table-cell/>
          <table:table-cell table:style-name="Tabela4.z101" table:number-columns-spanned="4" office:value-type="string">
            <text:p text:style-name="P18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AD101" table:number-columns-spanned="3" office:value-type="string">
            <text:p text:style-name="P20"><text:user-field-get text:name="py3o.det.valor_icms">det.valor_icms</text:user-field-get></text:p>
          </table:table-cell>
          <table:covered-table-cell/>
          <table:covered-table-cell/>
          <table:table-cell table:style-name="Tabela4.AG101" table:number-columns-spanned="3" office:value-type="string">
            <text:p text:style-name="P121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AJ101" office:value-type="string">
            <text:p text:style-name="P21"><text:user-field-get text:name="py3o.det.aliquota_icms">det.aliquota_icms</text:user-field-get></text:p>
          </table:table-cell>
          <table:table-cell table:style-name="Tabela4.AK101" office:value-type="string">
            <text:p text:style-name="P121"><text:user-field-get text:name="py3o.det.imposto.IPI.IPITrib.pIPI">det.imposto.IPI.IPITrib.pIPI</text:user-field-get></text:p>
          </table:table-cell>
        </table:table-row>
        <table:table-row>
          <table:table-cell table:style-name="Tabela4.A99" table:number-columns-spanned="18" office:value-type="string">
            <text:p text:style-name="P75"><text:a xlink:type="simple" xlink:href="py3o://if=%22hasattr(det,'infAdProd')%22" text:style-name="Internet_20_link" text:visited-style-name="Visited_20_Internet_20_Link"><text:span text:style-name="T15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02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2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2" table:number-columns-spanned="2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3">
          <table:table-cell table:style-name="Tabela4.A103" office:value-type="string">
            <text:p text:style-name="P123"/>
          </table:table-cell>
          <table:table-cell table:style-name="Tabela4.B103" table:number-columns-spanned="7" office:value-type="string">
            <text:p text:style-name="P119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03" table:number-columns-spanned="2" office:value-type="string">
            <text:p text:style-name="P123"/>
          </table:table-cell>
          <table:covered-table-cell/>
          <table:table-cell table:style-name="Tabela4.K103" office:value-type="string">
            <text:p text:style-name="P123"/>
          </table:table-cell>
          <table:table-cell table:style-name="Tabela4.L103" office:value-type="string">
            <text:p text:style-name="P124"/>
          </table:table-cell>
          <table:table-cell table:style-name="Tabela4.M103" table:number-columns-spanned="9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103" table:number-columns-spanned="9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e103" table:number-columns-spanned="10" office:value-type="string"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103" table:number-columns-spanned="2" office:value-type="string">
            <text:p text:style-name="P124"/>
          </table:table-cell>
          <table:covered-table-cell/>
          <table:table-cell table:style-name="Tabela4.q103" table:number-columns-spanned="5" office:value-type="string">
            <text:p text:style-name="P124"/>
          </table:table-cell>
          <table:covered-table-cell/>
          <table:covered-table-cell/>
          <table:covered-table-cell/>
          <table:covered-table-cell/>
          <table:table-cell table:style-name="Tabela4.v103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ela4.z103" table:number-columns-spanned="4" office:value-type="string">
            <text:p text:style-name="P124"/>
          </table:table-cell>
          <table:covered-table-cell/>
          <table:covered-table-cell/>
          <table:covered-table-cell/>
          <table:table-cell table:style-name="Tabela4.AD103" table:number-columns-spanned="3" office:value-type="string">
            <text:p text:style-name="P124"/>
          </table:table-cell>
          <table:covered-table-cell/>
          <table:covered-table-cell/>
          <table:table-cell table:style-name="Tabela4.AG103" table:number-columns-spanned="3" office:value-type="string">
            <text:p text:style-name="P124"/>
          </table:table-cell>
          <table:covered-table-cell/>
          <table:covered-table-cell/>
          <table:table-cell table:style-name="Tabela4.AJ103" office:value-type="string">
            <text:p text:style-name="P125"/>
          </table:table-cell>
          <table:table-cell table:style-name="Tabela4.AK103" office:value-type="string">
            <text:p text:style-name="P125"/>
          </table:table-cell>
        </table:table-row>
        <table:table-row>
          <table:table-cell table:style-name="Tabela4.A99" table:number-columns-spanned="18" office:value-type="string">
            <text:p text:style-name="P7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04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4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4" table:number-columns-spanned="2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5" table:number-columns-spanned="18" office:value-type="string">
            <text:p text:style-name="P7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05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5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5" table:number-columns-spanned="2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18" office:value-type="string">
            <text:p text:style-name="P75"><text:a xlink:type="simple" xlink:href="py3o://if=%22det.numero_item%20%25%202%20==%200%22" text:style-name="Internet_20_link" text:visited-style-name="Visited_20_Internet_20_Link"><text:span text:style-name="T20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06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6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06" table:number-columns-spanned="2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7">
          <table:table-cell table:style-name="Tabela4.A107" office:value-type="string">
            <text:p text:style-name="P12"><text:user-field-get text:name="py3o.det.prod.cProd">det.prod.cProd</text:user-field-get></text:p>
          </table:table-cell>
          <table:table-cell table:style-name="Tabela4.B107" table:number-columns-spanned="7" office:value-type="string">
            <text:p text:style-name="P12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3"><text:user-field-get text:name="py3o.det.prod.NCM">det.prod.NCM</text:user-field-get></text:p>
          </table:table-cell>
          <table:covered-table-cell/>
          <table:table-cell table:style-name="Tabela4.B107" office:value-type="string">
            <text:p text:style-name="P14"><text:user-field-get text:name="py3o.det.cst_formatado">det.cst_formatado</text:user-field-get></text:p>
          </table:table-cell>
          <table:table-cell table:style-name="Tabela4.B107" office:value-type="string">
            <text:p text:style-name="P13"><text:user-field-get text:name="py3o.det.prod.CFOP">det.prod.CFOP</text:user-field-get></text:p>
          </table:table-cell>
          <table:table-cell table:style-name="Tabela4.B107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7" table:number-columns-spanned="2" office:value-type="string">
            <text:p text:style-name="P158"><text:span text:style-name="T19"><text:user-field-get text:name="py3o.det.prod.qCom">det.prod.qCom</text:user-field-get></text:span><text:span text:style-name="T19"><text:s/></text:span><text:span text:style-name="T11"><text:user-field-get text:name="py3o.det.prod.uCom">det.prod.uCom</text:user-field-get></text:span></text:p>
          </table:table-cell>
          <table:covered-table-cell/>
          <table:table-cell table:style-name="Tabela4.B107" table:number-columns-spanned="5" office:value-type="string">
            <text:p text:style-name="P15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7" table:number-columns-spanned="4" office:value-type="string">
            <text:p text:style-name="P15"><text:user-field-get text:name="py3o.det.prod.vProd">det.prod.vProd</text:user-field-get></text:p>
          </table:table-cell>
          <table:covered-table-cell/>
          <table:covered-table-cell/>
          <table:covered-table-cell/>
          <table:table-cell table:style-name="Tabela4.B107" table:number-columns-spanned="4" office:value-type="string">
            <text:p text:style-name="P17"><text:user-field-get text:name="py3o.det.base_icms">det.base_icms</text:user-field-get></text:p>
          </table:table-cell>
          <table:covered-table-cell/>
          <table:covered-table-cell/>
          <table:covered-table-cell/>
          <table:table-cell table:style-name="Tabela4.B107" table:number-columns-spanned="3" office:value-type="string">
            <text:p text:style-name="P19"><text:user-field-get text:name="py3o.det.valor_icms">det.valor_icms</text:user-field-get></text:p>
          </table:table-cell>
          <table:covered-table-cell/>
          <table:covered-table-cell/>
          <table:table-cell table:style-name="Tabela4.B107" table:number-columns-spanned="3" office:value-type="string">
            <text:p text:style-name="P16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B107" office:value-type="string">
            <text:p text:style-name="P19"><text:user-field-get text:name="py3o.det.aliquota_icms">det.aliquota_icms</text:user-field-get></text:p>
          </table:table-cell>
          <table:table-cell table:style-name="Tabela4.B107" office:value-type="string">
            <text:p text:style-name="P16"><text:user-field-get text:name="py3o.det.imposto.IPI.IPITrib.pIPI">det.imposto.IPI.IPITrib.pIPI</text:user-field-get><text:soft-page-break/></text:p>
          </table:table-cell>
        </table:table-row>
        <table:table-row table:style-name="Tabela4.108">
          <table:table-cell table:style-name="Tabela4.A108" table:number-columns-spanned="18" office:value-type="string">
            <text:p text:style-name="P75"><text:a xlink:type="simple" xlink:href="py3o://if=%22hasattr(det,'infAdProd')%22" text:style-name="Internet_20_link" text:visited-style-name="Visited_20_Internet_20_Link"><text:span text:style-name="T17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8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8" table:number-columns-spanned="9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8" table:number-columns-spanned="2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9">
          <table:table-cell table:style-name="Tabela4.A109" office:value-type="string">
            <text:p text:style-name="P160"/>
          </table:table-cell>
          <table:table-cell table:style-name="Tabela4.B109" table:number-columns-spanned="7" office:value-type="string">
            <text:p text:style-name="P159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09" table:number-columns-spanned="2" office:value-type="string">
            <text:p text:style-name="P160"/>
          </table:table-cell>
          <table:covered-table-cell/>
          <table:table-cell table:style-name="Tabela4.I109" office:value-type="string">
            <text:p text:style-name="P160"/>
          </table:table-cell>
          <table:table-cell table:style-name="Tabela4.I109" office:value-type="string">
            <text:p text:style-name="P160"/>
          </table:table-cell>
          <table:table-cell table:style-name="Tabela4.I109" table:number-columns-spanned="9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09" table:number-columns-spanned="9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09" table:number-columns-spanned="10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109" table:number-columns-spanned="2" office:value-type="string">
            <text:p text:style-name="P160"/>
          </table:table-cell>
          <table:covered-table-cell/>
          <table:table-cell table:style-name="Tabela4.I109" table:number-columns-spanned="5" office:value-type="string">
            <text:p text:style-name="P160"/>
          </table:table-cell>
          <table:covered-table-cell/>
          <table:covered-table-cell/>
          <table:covered-table-cell/>
          <table:covered-table-cell/>
          <table:table-cell table:style-name="Tabela4.I109" table:number-columns-spanned="4" office:value-type="string">
            <text:p text:style-name="P160"/>
          </table:table-cell>
          <table:covered-table-cell/>
          <table:covered-table-cell/>
          <table:covered-table-cell/>
          <table:table-cell table:style-name="Tabela4.I109" table:number-columns-spanned="4" office:value-type="string">
            <text:p text:style-name="P160"/>
          </table:table-cell>
          <table:covered-table-cell/>
          <table:covered-table-cell/>
          <table:covered-table-cell/>
          <table:table-cell table:style-name="Tabela4.I109" table:number-columns-spanned="3" office:value-type="string">
            <text:p text:style-name="P160"/>
          </table:table-cell>
          <table:covered-table-cell/>
          <table:covered-table-cell/>
          <table:table-cell table:style-name="Tabela4.I109" table:number-columns-spanned="3" office:value-type="string">
            <text:p text:style-name="P160"/>
          </table:table-cell>
          <table:covered-table-cell/>
          <table:covered-table-cell/>
          <table:table-cell table:style-name="Tabela4.I109" office:value-type="string">
            <text:p text:style-name="P161"/>
          </table:table-cell>
          <table:table-cell table:style-name="Tabela4.I109" office:value-type="string">
            <text:p text:style-name="P161"/>
          </table:table-cell>
        </table:table-row>
        <table:table-row table:style-name="Tabela4.110">
          <table:table-cell table:style-name="Tabela4.A108" table:number-columns-spanned="18" office:value-type="string">
            <text:p text:style-name="P73"><text:a xlink:type="simple" xlink:href="py3o:///if" text:style-name="Internet_20_link" text:visited-style-name="Visited_20_Internet_20_Link"><text:span text:style-name="T16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8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8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08" table:number-columns-spanned="2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1" table:number-columns-spanned="18" office:value-type="string">
            <text:p text:style-name="P7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11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11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11" table:number-columns-spanned="2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99" table:number-columns-spanned="18" office:value-type="string">
            <text:p text:style-name="P7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112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12" table:number-columns-spanned="9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k112" table:number-columns-spanned="2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76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8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77">Inscrição municipal</text:p>
            <text:p text:style-name="P78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77">Valor total dos serviços</text:p>
            <text:p text:style-name="P111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77">Base de cálculo do ISSQN</text:p>
            <text:p text:style-name="P111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77">Valor total do ISSQN</text:p>
            <text:p text:style-name="P111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7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</table:table>
      <text:p text:style-name="P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2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style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2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style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style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style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.7cm" style:rel-column-width="32766*"/>
    </style:style>
    <style:style style:name="Table1.B" style:family="table-column">
      <style:table-column-properties style:column-width="9.7cm" style:rel-column-width="32769*"/>
    </style:style>
    <style:style style:name="Table1.1" style:family="table-row">
      <style:table-row-properties style:row-height="0.45cm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2" style:family="table-row">
      <style:table-row-properties style:row-height="2.574cm"/>
    </style:style>
    <style:style style:name="Table1.A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3" style:family="table-row">
      <style:table-row-properties style:min-row-height="0.076cm"/>
    </style:style>
    <style:style style:name="Table1.A3" style:family="table-cell">
      <style:table-cell-properties style:vertical-align="" fo:padding="0.049cm" fo:border-left="none" fo:border-right="none" fo:border-top="0.05pt solid #000000" fo:border-bottom="none"/>
    </style:style>
    <style:style style:name="MP1" style:family="paragraph" style:parent-style-name="Footer">
      <style:text-properties officeooo:paragraph-rsid="00e1e599"/>
    </style:style>
    <style:style style:name="MP2" style:family="paragraph" style:parent-style-name="Descritivo_20_bloco">
      <style:text-properties officeooo:paragraph-rsid="00e1e599"/>
    </style:style>
    <style:style style:name="MP3" style:family="paragraph" style:parent-style-name="Descritivo_20_campo">
      <style:text-properties officeooo:paragraph-rsid="00e1e599"/>
    </style:style>
    <style:style style:name="MP4" style:family="paragraph" style:parent-style-name="Dado_20_produto">
      <style:text-properties officeooo:paragraph-rsid="00e1e599"/>
    </style:style>
    <style:style style:name="MP5" style:family="paragraph" style:parent-style-name="Dado_20_campo">
      <style:text-properties officeooo:paragraph-rsid="00e1e599"/>
    </style:style>
    <style:style style:name="MT1" style:family="text">
      <style:text-properties style:use-window-font-color="true" loext:opacity="0%" style:text-underline-style="none"/>
    </style:style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ext:user-field-decls>
          <text:user-field-decl office:value-type="string" office:string-value="danfe.object_xml.NFe.dados_adicionais_libreoffice" text:name="py3o.danfe.object_xml.NFe.dados_adicionais_libreoffice"/>
          <text:user-field-decl office:value-type="string" office:string-value="danfe.object_xml.NFe.infNFe.ide.verProc" text:name="py3o.danfe.object_xml.NFe.infNFe.ide.verProc"/>
        </text:user-field-decls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MP2">DADOS ADICIONAIS</text:p>
            </table:table-cell>
            <table:covered-table-cell/>
          </table:table-row>
          <table:table-row table:style-name="Table1.2">
            <table:table-cell table:style-name="Table1.A2" office:value-type="string">
              <text:p text:style-name="MP3">Informações complementares</text:p>
              <text:p text:style-name="MP4"><text:user-field-get text:name="py3o.danfe.object_xml.NFe.dados_adicionais_libreoffice">danfe.object_xml.NFe.dados_adicionais_libreoffice</text:user-field-get></text:p>
            </table:table-cell>
            <table:table-cell table:style-name="Table1.B2" office:value-type="string">
              <text:p text:style-name="MP3">Reservado ao Fisco</text:p>
              <text:p text:style-name="MP5"/>
            </table:table-cell>
          </table:table-row>
          <table:table-row table:style-name="Table1.3">
            <table:table-cell table:style-name="Table1.A3" table:number-columns-spanned="2" office:value-type="string">
              <text:p text:style-name="MP1">Impresso dia <text:date style:data-style-name="N36" text:date-value="2022-08-19T13:40:34.321002429">19/08/2022</text:date><text:s/>às <text:time style:data-style-name="N61" text:time-value="2022-08-19T13:40:34.321106784">13:40:26</text:time><text:s/>por <text:span text:style-name="MT1"><text:user-field-get text:name="py3o.danfe.object_xml.NFe.infNFe.ide.verProc">danfe.object_xml.NFe.infNFe.ide.verProc</text:user-field-get></text:span></text:p>
            </table:table-cell>
            <table:covered-table-cell/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13T10:00:19.985275636</meta:creation-date>
    <dc:date>2022-08-19T13:40:25.869270321</dc:date>
    <meta:editing-duration>P1DT5H6M19S</meta:editing-duration>
    <meta:editing-cycles>194</meta:editing-cycles>
    <meta:generator>LibreOffice/7.4.0.3$MacOSX_X86_64 LibreOffice_project/f85e47c08ddd19c015c0114a68350214f7066f5a</meta:generator>
    <meta:document-statistic meta:table-count="4" meta:image-count="0" meta:object-count="0" meta:page-count="7" meta:paragraph-count="491" meta:word-count="960" meta:character-count="14019" meta:non-whitespace-character-count="13397"/>
  </office:meta>
</office:document-meta>
</file>